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8-06-24_MAF-5Mile-Test-GPS_CR" table:style-name="ta1">
        <table:shapes>
          <draw:frame draw:z-index="0" draw:style-name="gr1" draw:text-style-name="P1" svg:width="612.4pt" svg:height="521.04pt" svg:x="360.74pt" svg:y="13.52pt">
            <draw:object draw:notify-on-update-of-ranges="'2018-06-24_MAF-5Mile-Test-GPS_CR'.A1:'2018-06-24_MAF-5Mile-Test-GPS_CR'.A1 '2018-06-24_MAF-5Mile-Test-GPS_CR'.A2:'2018-06-24_MAF-5Mile-Test-GPS_CR'.A880 '2018-06-24_MAF-5Mile-Test-GPS_CR'.E1:'2018-06-24_MAF-5Mile-Test-GPS_CR'.E1 '2018-06-24_MAF-5Mile-Test-GPS_CR'.E2:'2018-06-24_MAF-5Mile-Test-GPS_CR'.E880 '2018-06-24_MAF-5Mile-Test-GPS_CR'.A1:'2018-06-24_MAF-5Mile-Test-GPS_CR'.A1 '2018-06-24_MAF-5Mile-Test-GPS_CR'.A2:'2018-06-24_MAF-5Mile-Test-GPS_CR'.A880 '2018-06-24_MAF-5Mile-Test-GPS_CR'.F1:'2018-06-24_MAF-5Mile-Test-GPS_CR'.F1 '2018-06-24_MAF-5Mile-Test-GPS_CR'.F2:'2018-06-24_MAF-5Mile-Test-GPS_CR'.F880 '2018-06-24_MAF-5Mile-Test-GPS_CR'.A1:'2018-06-24_MAF-5Mile-Test-GPS_CR'.A1 '2018-06-24_MAF-5Mile-Test-GPS_CR'.A2:'2018-06-24_MAF-5Mile-Test-GPS_CR'.A880 '2018-06-24_MAF-5Mile-Test-GPS_CR'.G1:'2018-06-24_MAF-5Mile-Test-GPS_CR'.G1 '2018-06-24_MAF-5Mile-Test-GPS_CR'.G2:'2018-06-24_MAF-5Mile-Test-GPS_CR'.G8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RMax</text:p>
          </table:table-cell>
          <table:table-cell office:value-type="string" calcext:value-type="string">
            <text:p>HR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.908788" calcext:value-type="float">
            <text:p>39.908788</text:p>
          </table:table-cell>
          <table:table-cell office:value-type="float" office:value="-79.712099" calcext:value-type="float">
            <text:p>-79.712099</text:p>
          </table:table-cell>
          <table:table-cell office:value-type="float" office:value="323.5" calcext:value-type="float">
            <text:p>323.5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.908743" calcext:value-type="float">
            <text:p>39.908743</text:p>
          </table:table-cell>
          <table:table-cell office:value-type="float" office:value="-79.712063" calcext:value-type="float">
            <text:p>-79.712063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908698" calcext:value-type="float">
            <text:p>39.908698</text:p>
          </table:table-cell>
          <table:table-cell office:value-type="float" office:value="-79.712027" calcext:value-type="float">
            <text:p>-79.712027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908653" calcext:value-type="float">
            <text:p>39.908653</text:p>
          </table:table-cell>
          <table:table-cell office:value-type="float" office:value="-79.711991" calcext:value-type="float">
            <text:p>-79.711991</text:p>
          </table:table-cell>
          <table:table-cell office:value-type="float" office:value="323.9" calcext:value-type="float">
            <text:p>323.9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.908608" calcext:value-type="float">
            <text:p>39.908608</text:p>
          </table:table-cell>
          <table:table-cell office:value-type="float" office:value="-79.711955" calcext:value-type="float">
            <text:p>-79.711955</text:p>
          </table:table-cell>
          <table:table-cell office:value-type="float" office:value="324" calcext:value-type="float">
            <text:p>324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.908562" calcext:value-type="float">
            <text:p>39.908562</text:p>
          </table:table-cell>
          <table:table-cell office:value-type="float" office:value="-79.71192" calcext:value-type="float">
            <text:p>-79.71192</text:p>
          </table:table-cell>
          <table:table-cell office:value-type="float" office:value="324" calcext:value-type="float">
            <text:p>324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.908517" calcext:value-type="float">
            <text:p>39.908517</text:p>
          </table:table-cell>
          <table:table-cell office:value-type="float" office:value="-79.711884" calcext:value-type="float">
            <text:p>-79.711884</text:p>
          </table:table-cell>
          <table:table-cell office:value-type="float" office:value="323.9" calcext:value-type="float">
            <text:p>323.9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.908472" calcext:value-type="float">
            <text:p>39.908472</text:p>
          </table:table-cell>
          <table:table-cell office:value-type="float" office:value="-79.711848" calcext:value-type="float">
            <text:p>-79.711848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.908427" calcext:value-type="float">
            <text:p>39.908427</text:p>
          </table:table-cell>
          <table:table-cell office:value-type="float" office:value="-79.711812" calcext:value-type="float">
            <text:p>-79.711812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1776" calcext:value-type="float">
            <text:p>-79.711776</text:p>
          </table:table-cell>
          <table:table-cell office:value-type="float" office:value="323.7" calcext:value-type="float">
            <text:p>323.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.908337" calcext:value-type="float">
            <text:p>39.908337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161" calcext:value-type="float">
            <text:p>-79.71161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.90844" calcext:value-type="float">
            <text:p>39.9084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.90851" calcext:value-type="float">
            <text:p>39.90851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7" calcext:value-type="float">
            <text:p>323.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.908546" calcext:value-type="float">
            <text:p>39.908546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8" calcext:value-type="float">
            <text:p>323.8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.908585" calcext:value-type="float">
            <text:p>39.908585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9.90866" calcext:value-type="float">
            <text:p>39.90866</text:p>
          </table:table-cell>
          <table:table-cell office:value-type="float" office:value="-79.711136" calcext:value-type="float">
            <text:p>-79.711136</text:p>
          </table:table-cell>
          <table:table-cell office:value-type="float" office:value="323.8" calcext:value-type="float">
            <text:p>323.8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106" calcext:value-type="float">
            <text:p>-79.71106</text:p>
          </table:table-cell>
          <table:table-cell office:value-type="float" office:value="323.5" calcext:value-type="float">
            <text:p>323.5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6" calcext:value-type="float">
            <text:p>323.6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9.908794" calcext:value-type="float">
            <text:p>39.908794</text:p>
          </table:table-cell>
          <table:table-cell office:value-type="float" office:value="-79.71093" calcext:value-type="float">
            <text:p>-79.71093</text:p>
          </table:table-cell>
          <table:table-cell office:value-type="float" office:value="323.6" calcext:value-type="float">
            <text:p>323.6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0846" calcext:value-type="float">
            <text:p>-79.710846</text:p>
          </table:table-cell>
          <table:table-cell office:value-type="float" office:value="323.7" calcext:value-type="float">
            <text:p>323.7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9.908894" calcext:value-type="float">
            <text:p>39.908894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6" calcext:value-type="float">
            <text:p>323.6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9.908966" calcext:value-type="float">
            <text:p>39.908966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8" calcext:value-type="float">
            <text:p>323.8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057" calcext:value-type="float">
            <text:p>-79.71057</text:p>
          </table:table-cell>
          <table:table-cell office:value-type="float" office:value="323.8" calcext:value-type="float">
            <text:p>323.8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9.909092" calcext:value-type="float">
            <text:p>39.909092</text:p>
          </table:table-cell>
          <table:table-cell office:value-type="float" office:value="-79.71055" calcext:value-type="float">
            <text:p>-79.71055</text:p>
          </table:table-cell>
          <table:table-cell office:value-type="float" office:value="323.7" calcext:value-type="float">
            <text:p>323.7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.909172" calcext:value-type="float">
            <text:p>39.909172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7" calcext:value-type="float">
            <text:p>323.7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9.909256" calcext:value-type="float">
            <text:p>39.909256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7" calcext:value-type="float">
            <text:p>323.7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9.90932" calcext:value-type="float">
            <text:p>39.90932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8" calcext:value-type="float">
            <text:p>323.8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.90936" calcext:value-type="float">
            <text:p>39.90936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6" calcext:value-type="float">
            <text:p>323.6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5" calcext:value-type="float">
            <text:p>323.5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5" calcext:value-type="float">
            <text:p>323.5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.909435" calcext:value-type="float">
            <text:p>39.909435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5" calcext:value-type="float">
            <text:p>323.5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6" calcext:value-type="float">
            <text:p>323.6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.909462" calcext:value-type="float">
            <text:p>39.909462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6" calcext:value-type="float">
            <text:p>323.6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.909466" calcext:value-type="float">
            <text:p>39.909466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9.909447" calcext:value-type="float">
            <text:p>39.909447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9.90942" calcext:value-type="float">
            <text:p>39.90942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9.909344" calcext:value-type="float">
            <text:p>39.909344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7" calcext:value-type="float">
            <text:p>323.7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.909294" calcext:value-type="float">
            <text:p>39.909294</text:p>
          </table:table-cell>
          <table:table-cell office:value-type="float" office:value="-79.711464" calcext:value-type="float">
            <text:p>-79.711464</text:p>
          </table:table-cell>
          <table:table-cell office:value-type="float" office:value="323.7" calcext:value-type="float">
            <text:p>323.7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9.909233" calcext:value-type="float">
            <text:p>39.909233</text:p>
          </table:table-cell>
          <table:table-cell office:value-type="float" office:value="-79.71155" calcext:value-type="float">
            <text:p>-79.71155</text:p>
          </table:table-cell>
          <table:table-cell office:value-type="float" office:value="323.7" calcext:value-type="float">
            <text:p>323.7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9.909184" calcext:value-type="float">
            <text:p>39.909184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17" calcext:value-type="float">
            <text:p>-79.7117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17" calcext:value-type="float">
            <text:p>-79.7117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.90903" calcext:value-type="float">
            <text:p>39.90903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9.908947" calcext:value-type="float">
            <text:p>39.908947</text:p>
          </table:table-cell>
          <table:table-cell office:value-type="float" office:value="-79.712" calcext:value-type="float">
            <text:p>-79.712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9.90889" calcext:value-type="float">
            <text:p>39.90889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9.908844" calcext:value-type="float">
            <text:p>39.908844</text:p>
          </table:table-cell>
          <table:table-cell office:value-type="float" office:value="-79.71216" calcext:value-type="float">
            <text:p>-79.71216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9.908806" calcext:value-type="float">
            <text:p>39.908806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9.908684" calcext:value-type="float">
            <text:p>39.908684</text:p>
          </table:table-cell>
          <table:table-cell office:value-type="float" office:value="-79.71231" calcext:value-type="float">
            <text:p>-79.71231</text:p>
          </table:table-cell>
          <table:table-cell office:value-type="float" office:value="323.9" calcext:value-type="float">
            <text:p>323.9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9.908604" calcext:value-type="float">
            <text:p>39.908604</text:p>
          </table:table-cell>
          <table:table-cell office:value-type="float" office:value="-79.71232" calcext:value-type="float">
            <text:p>-79.71232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.90845" calcext:value-type="float">
            <text:p>39.90845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9.90845" calcext:value-type="float">
            <text:p>39.90845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2006" calcext:value-type="float">
            <text:p>-79.712006</text:p>
          </table:table-cell>
          <table:table-cell office:value-type="float" office:value="323.8" calcext:value-type="float">
            <text:p>323.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9.908344" calcext:value-type="float">
            <text:p>39.908344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1716" calcext:value-type="float">
            <text:p>-79.7117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9.90846" calcext:value-type="float">
            <text:p>39.90846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9.908542" calcext:value-type="float">
            <text:p>39.908542</text:p>
          </table:table-cell>
          <table:table-cell office:value-type="float" office:value="-79.711433" calcext:value-type="float">
            <text:p>-79.711433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9.908574" calcext:value-type="float">
            <text:p>39.908574</text:p>
          </table:table-cell>
          <table:table-cell office:value-type="float" office:value="-79.711372" calcext:value-type="float">
            <text:p>-79.711372</text:p>
          </table:table-cell>
          <table:table-cell office:value-type="float" office:value="323.9" calcext:value-type="float">
            <text:p>323.9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.908606" calcext:value-type="float">
            <text:p>39.908606</text:p>
          </table:table-cell>
          <table:table-cell office:value-type="float" office:value="-79.711311" calcext:value-type="float">
            <text:p>-79.711311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.908638" calcext:value-type="float">
            <text:p>39.908638</text:p>
          </table:table-cell>
          <table:table-cell office:value-type="float" office:value="-79.71125" calcext:value-type="float">
            <text:p>-79.71125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174" calcext:value-type="float">
            <text:p>-79.711174</text:p>
          </table:table-cell>
          <table:table-cell office:value-type="float" office:value="323.8" calcext:value-type="float">
            <text:p>323.8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.90885" calcext:value-type="float">
            <text:p>39.90885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.908962" calcext:value-type="float">
            <text:p>39.908962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9.909153" calcext:value-type="float">
            <text:p>39.909153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9.909153" calcext:value-type="float">
            <text:p>39.909153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9.909153" calcext:value-type="float">
            <text:p>39.909153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9.909298" calcext:value-type="float">
            <text:p>39.909298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9.909412" calcext:value-type="float">
            <text:p>39.909412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9.909462" calcext:value-type="float">
            <text:p>39.909462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9.90947" calcext:value-type="float">
            <text:p>39.90947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1174" calcext:value-type="float">
            <text:p>-79.7111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9.909313" calcext:value-type="float">
            <text:p>39.909313</text:p>
          </table:table-cell>
          <table:table-cell office:value-type="float" office:value="-79.71129" calcext:value-type="float">
            <text:p>-79.71129</text:p>
          </table:table-cell>
          <table:table-cell office:value-type="float" office:value="323.4" calcext:value-type="float">
            <text:p>323.4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9.909251" calcext:value-type="float">
            <text:p>39.909251</text:p>
          </table:table-cell>
          <table:table-cell office:value-type="float" office:value="-79.711393" calcext:value-type="float">
            <text:p>-79.71139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9.909245" calcext:value-type="float">
            <text:p>39.909245</text:p>
          </table:table-cell>
          <table:table-cell office:value-type="float" office:value="-79.711422" calcext:value-type="float">
            <text:p>-79.711422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9.90924" calcext:value-type="float">
            <text:p>39.90924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.909176" calcext:value-type="float">
            <text:p>39.909176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9.90909" calcext:value-type="float">
            <text:p>39.90909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.909046" calcext:value-type="float">
            <text:p>39.909046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.908924" calcext:value-type="float">
            <text:p>39.908924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9.908752" calcext:value-type="float">
            <text:p>39.908752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9.908714" calcext:value-type="float">
            <text:p>39.908714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9.908714" calcext:value-type="float">
            <text:p>39.908714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9.908714" calcext:value-type="float">
            <text:p>39.908714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9.90843" calcext:value-type="float">
            <text:p>39.9084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9.908356" calcext:value-type="float">
            <text:p>39.908356</text:p>
          </table:table-cell>
          <table:table-cell office:value-type="float" office:value="-79.71203" calcext:value-type="float">
            <text:p>-79.712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9.90833" calcext:value-type="float">
            <text:p>39.90833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9.908394" calcext:value-type="float">
            <text:p>39.908394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9.908466" calcext:value-type="float">
            <text:p>39.908466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.908465" calcext:value-type="float">
            <text:p>39.908465</text:p>
          </table:table-cell>
          <table:table-cell office:value-type="float" office:value="-79.711524" calcext:value-type="float">
            <text:p>-79.711524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.908463" calcext:value-type="float">
            <text:p>39.908463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9.908504" calcext:value-type="float">
            <text:p>39.908504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9.90858" calcext:value-type="float">
            <text:p>39.90858</text:p>
          </table:table-cell>
          <table:table-cell office:value-type="float" office:value="-79.711334" calcext:value-type="float">
            <text:p>-79.711334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9.90864" calcext:value-type="float">
            <text:p>39.90864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117" calcext:value-type="float">
            <text:p>-79.71117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9.908733" calcext:value-type="float">
            <text:p>39.908733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9.908764" calcext:value-type="float">
            <text:p>39.908764</text:p>
          </table:table-cell>
          <table:table-cell office:value-type="float" office:value="-79.71101" calcext:value-type="float">
            <text:p>-79.711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.908848" calcext:value-type="float">
            <text:p>39.908848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9.908848" calcext:value-type="float">
            <text:p>39.908848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9.90896" calcext:value-type="float">
            <text:p>39.90896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9.90904" calcext:value-type="float">
            <text:p>39.90904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9.9092" calcext:value-type="float">
            <text:p>39.9092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9.90927" calcext:value-type="float">
            <text:p>39.90927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9.90932" calcext:value-type="float">
            <text:p>39.90932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0846" calcext:value-type="float">
            <text:p>-79.710846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9.909421" calcext:value-type="float">
            <text:p>39.909421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7" calcext:value-type="float">
            <text:p>323.7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9.909391" calcext:value-type="float">
            <text:p>39.909391</text:p>
          </table:table-cell>
          <table:table-cell office:value-type="float" office:value="-79.71123" calcext:value-type="float">
            <text:p>-79.71123</text:p>
          </table:table-cell>
          <table:table-cell office:value-type="float" office:value="323.7" calcext:value-type="float">
            <text:p>323.7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9.909362" calcext:value-type="float">
            <text:p>39.909362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9.909332" calcext:value-type="float">
            <text:p>39.909332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9.90924" calcext:value-type="float">
            <text:p>39.90924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9.909153" calcext:value-type="float">
            <text:p>39.909153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9.909134" calcext:value-type="float">
            <text:p>39.909134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9.909004" calcext:value-type="float">
            <text:p>39.909004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9.908947" calcext:value-type="float">
            <text:p>39.908947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9.9089" calcext:value-type="float">
            <text:p>39.9089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9.908867" calcext:value-type="float">
            <text:p>39.908867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9.908833" calcext:value-type="float">
            <text:p>39.90883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7" calcext:value-type="float">
            <text:p>323.7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9.908833" calcext:value-type="float">
            <text:p>39.90883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9.90876" calcext:value-type="float">
            <text:p>39.90876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9.908665" calcext:value-type="float">
            <text:p>39.908665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9.908543" calcext:value-type="float">
            <text:p>39.908543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9.908474" calcext:value-type="float">
            <text:p>39.908474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9.908424" calcext:value-type="float">
            <text:p>39.908424</text:p>
          </table:table-cell>
          <table:table-cell office:value-type="float" office:value="-79.71215" calcext:value-type="float">
            <text:p>-79.712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9.90836" calcext:value-type="float">
            <text:p>39.90836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9.908344" calcext:value-type="float">
            <text:p>39.908344</text:p>
          </table:table-cell>
          <table:table-cell office:value-type="float" office:value="-79.71193" calcext:value-type="float">
            <text:p>-79.71193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82" calcext:value-type="float">
            <text:p>-79.71182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9.90842" calcext:value-type="float">
            <text:p>39.90842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9.908527" calcext:value-type="float">
            <text:p>39.908527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9.908527" calcext:value-type="float">
            <text:p>39.908527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9.908527" calcext:value-type="float">
            <text:p>39.908527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9.90856" calcext:value-type="float">
            <text:p>39.90856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9.908554" calcext:value-type="float">
            <text:p>39.908554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9.90853" calcext:value-type="float">
            <text:p>39.90853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9.90853" calcext:value-type="float">
            <text:p>39.90853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9.90857" calcext:value-type="float">
            <text:p>39.90857</text:p>
          </table:table-cell>
          <table:table-cell office:value-type="float" office:value="-79.71125" calcext:value-type="float">
            <text:p>-79.71125</text:p>
          </table:table-cell>
          <table:table-cell office:value-type="float" office:value="323.4" calcext:value-type="float">
            <text:p>323.4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9.908653" calcext:value-type="float">
            <text:p>39.908653</text:p>
          </table:table-cell>
          <table:table-cell office:value-type="float" office:value="-79.711174" calcext:value-type="float">
            <text:p>-79.711174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9.908756" calcext:value-type="float">
            <text:p>39.908756</text:p>
          </table:table-cell>
          <table:table-cell office:value-type="float" office:value="-79.71106" calcext:value-type="float">
            <text:p>-79.71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9.90882" calcext:value-type="float">
            <text:p>39.90882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9.9089" calcext:value-type="float">
            <text:p>39.9089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9.90899" calcext:value-type="float">
            <text:p>39.90899</text:p>
          </table:table-cell>
          <table:table-cell office:value-type="float" office:value="-79.71081" calcext:value-type="float">
            <text:p>-79.71081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9.909065" calcext:value-type="float">
            <text:p>39.909065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9.909184" calcext:value-type="float">
            <text:p>39.909184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9.909294" calcext:value-type="float">
            <text:p>39.909294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9.909435" calcext:value-type="float">
            <text:p>39.909435</text:p>
          </table:table-cell>
          <table:table-cell office:value-type="float" office:value="-79.71083" calcext:value-type="float">
            <text:p>-79.71083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9.90947" calcext:value-type="float">
            <text:p>39.90947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9.909306" calcext:value-type="float">
            <text:p>39.909306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9.909306" calcext:value-type="float">
            <text:p>39.909306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9.909256" calcext:value-type="float">
            <text:p>39.909256</text:p>
          </table:table-cell>
          <table:table-cell office:value-type="float" office:value="-79.71137" calcext:value-type="float">
            <text:p>-79.71137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9.909256" calcext:value-type="float">
            <text:p>39.909256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9.909214" calcext:value-type="float">
            <text:p>39.909214</text:p>
          </table:table-cell>
          <table:table-cell office:value-type="float" office:value="-79.71147" calcext:value-type="float">
            <text:p>-79.71147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9.909164" calcext:value-type="float">
            <text:p>39.90916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9.909077" calcext:value-type="float">
            <text:p>39.909077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9.909" calcext:value-type="float">
            <text:p>39.909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9.908894" calcext:value-type="float">
            <text:p>39.908894</text:p>
          </table:table-cell>
          <table:table-cell office:value-type="float" office:value="-79.711945" calcext:value-type="float">
            <text:p>-79.71194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9.908833" calcext:value-type="float">
            <text:p>39.908833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9.90876" calcext:value-type="float">
            <text:p>39.90876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9.90873" calcext:value-type="float">
            <text:p>39.90873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9.908627" calcext:value-type="float">
            <text:p>39.908627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8" calcext:value-type="float">
            <text:p>323.8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9.90855" calcext:value-type="float">
            <text:p>39.90855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9.908466" calcext:value-type="float">
            <text:p>39.908466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9.908344" calcext:value-type="float">
            <text:p>39.908344</text:p>
          </table:table-cell>
          <table:table-cell office:value-type="float" office:value="-79.71175" calcext:value-type="float">
            <text:p>-79.711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162" calcext:value-type="float">
            <text:p>-79.71162</text:p>
          </table:table-cell>
          <table:table-cell office:value-type="float" office:value="323.8" calcext:value-type="float">
            <text:p>323.8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9.908384" calcext:value-type="float">
            <text:p>39.908384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9.908455" calcext:value-type="float">
            <text:p>39.908455</text:p>
          </table:table-cell>
          <table:table-cell office:value-type="float" office:value="-79.71149" calcext:value-type="float">
            <text:p>-79.71149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9.908535" calcext:value-type="float">
            <text:p>39.908535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9.908638" calcext:value-type="float">
            <text:p>39.908638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9.9087" calcext:value-type="float">
            <text:p>39.9087</text:p>
          </table:table-cell>
          <table:table-cell office:value-type="float" office:value="-79.7112" calcext:value-type="float">
            <text:p>-79.71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9.908733" calcext:value-type="float">
            <text:p>39.908733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9.908756" calcext:value-type="float">
            <text:p>39.908756</text:p>
          </table:table-cell>
          <table:table-cell office:value-type="float" office:value="-79.711044" calcext:value-type="float">
            <text:p>-79.71104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9.908783" calcext:value-type="float">
            <text:p>39.908783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9.908894" calcext:value-type="float">
            <text:p>39.908894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0772" calcext:value-type="float">
            <text:p>-79.7107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9.908931" calcext:value-type="float">
            <text:p>39.908931</text:p>
          </table:table-cell>
          <table:table-cell office:value-type="float" office:value="-79.710758" calcext:value-type="float">
            <text:p>-79.71075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9.909115" calcext:value-type="float">
            <text:p>39.909115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9.909225" calcext:value-type="float">
            <text:p>39.909225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9.909267" calcext:value-type="float">
            <text:p>39.909267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9.909397" calcext:value-type="float">
            <text:p>39.909397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9.90943" calcext:value-type="float">
            <text:p>39.90943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9.90943" calcext:value-type="float">
            <text:p>39.90943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9.909348" calcext:value-type="float">
            <text:p>39.909348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9.909348" calcext:value-type="float">
            <text:p>39.909348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9.909348" calcext:value-type="float">
            <text:p>39.909348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9.909275" calcext:value-type="float">
            <text:p>39.909275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9.90918" calcext:value-type="float">
            <text:p>39.90918</text:p>
          </table:table-cell>
          <table:table-cell office:value-type="float" office:value="-79.71152" calcext:value-type="float">
            <text:p>-79.71152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9.909023" calcext:value-type="float">
            <text:p>39.909023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9.908993" calcext:value-type="float">
            <text:p>39.908993</text:p>
          </table:table-cell>
          <table:table-cell office:value-type="float" office:value="-79.711815" calcext:value-type="float">
            <text:p>-79.7118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9.908947" calcext:value-type="float">
            <text:p>39.908947</text:p>
          </table:table-cell>
          <table:table-cell office:value-type="float" office:value="-79.71199" calcext:value-type="float">
            <text:p>-79.71199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9.908875" calcext:value-type="float">
            <text:p>39.908875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9.908875" calcext:value-type="float">
            <text:p>39.908875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216" calcext:value-type="float">
            <text:p>-79.71216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9.908726" calcext:value-type="float">
            <text:p>39.908726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9.90861" calcext:value-type="float">
            <text:p>39.90861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9.90849" calcext:value-type="float">
            <text:p>39.90849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9.908417" calcext:value-type="float">
            <text:p>39.908417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9.908424" calcext:value-type="float">
            <text:p>39.908424</text:p>
          </table:table-cell>
          <table:table-cell office:value-type="float" office:value="-79.71216" calcext:value-type="float">
            <text:p>-79.712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1945" calcext:value-type="float">
            <text:p>-79.7119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9.90838" calcext:value-type="float">
            <text:p>39.90838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9.908417" calcext:value-type="float">
            <text:p>39.908417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39.908417" calcext:value-type="float">
            <text:p>39.908417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39.908417" calcext:value-type="float">
            <text:p>39.908417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9.908455" calcext:value-type="float">
            <text:p>39.908455</text:p>
          </table:table-cell>
          <table:table-cell office:value-type="float" office:value="-79.7115" calcext:value-type="float">
            <text:p>-79.71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9.90853" calcext:value-type="float">
            <text:p>39.90853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9.90865" calcext:value-type="float">
            <text:p>39.90865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9.908745" calcext:value-type="float">
            <text:p>39.908745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9.908802" calcext:value-type="float">
            <text:p>39.908802</text:p>
          </table:table-cell>
          <table:table-cell office:value-type="float" office:value="-79.71106" calcext:value-type="float">
            <text:p>-79.71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9.908825" calcext:value-type="float">
            <text:p>39.908825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9.90887" calcext:value-type="float">
            <text:p>39.90887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9.90887" calcext:value-type="float">
            <text:p>39.90887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9.908966" calcext:value-type="float">
            <text:p>39.908966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9.90902" calcext:value-type="float">
            <text:p>39.90902</text:p>
          </table:table-cell>
          <table:table-cell office:value-type="float" office:value="-79.71068" calcext:value-type="float">
            <text:p>-79.71068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9.90923" calcext:value-type="float">
            <text:p>39.90923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9.90936" calcext:value-type="float">
            <text:p>39.90936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0915" calcext:value-type="float">
            <text:p>-79.7109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1044" calcext:value-type="float">
            <text:p>-79.71104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9.909275" calcext:value-type="float">
            <text:p>39.909275</text:p>
          </table:table-cell>
          <table:table-cell office:value-type="float" office:value="-79.71136" calcext:value-type="float">
            <text:p>-79.71136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9.909145" calcext:value-type="float">
            <text:p>39.909145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9.909077" calcext:value-type="float">
            <text:p>39.909077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9.90902" calcext:value-type="float">
            <text:p>39.90902</text:p>
          </table:table-cell>
          <table:table-cell office:value-type="float" office:value="-79.71175" calcext:value-type="float">
            <text:p>-79.7117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9.90897" calcext:value-type="float">
            <text:p>39.90897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9.908936" calcext:value-type="float">
            <text:p>39.908936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1914" calcext:value-type="float">
            <text:p>-79.71191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9.9089" calcext:value-type="float">
            <text:p>39.9089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39.908855" calcext:value-type="float">
            <text:p>39.908855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215" calcext:value-type="float">
            <text:p>-79.7121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215" calcext:value-type="float">
            <text:p>-79.7121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9.908745" calcext:value-type="float">
            <text:p>39.908745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39.90868" calcext:value-type="float">
            <text:p>39.90868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39.90859" calcext:value-type="float">
            <text:p>39.90859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9.908478" calcext:value-type="float">
            <text:p>39.908478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39.90833" calcext:value-type="float">
            <text:p>39.90833</text:p>
          </table:table-cell>
          <table:table-cell office:value-type="float" office:value="-79.71196" calcext:value-type="float">
            <text:p>-79.7119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39.90831" calcext:value-type="float">
            <text:p>39.90831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39.908344" calcext:value-type="float">
            <text:p>39.908344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39.908447" calcext:value-type="float">
            <text:p>39.908447</text:p>
          </table:table-cell>
          <table:table-cell office:value-type="float" office:value="-79.71147" calcext:value-type="float">
            <text:p>-79.7114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137" calcext:value-type="float">
            <text:p>-79.71137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39.908653" calcext:value-type="float">
            <text:p>39.908653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9.908722" calcext:value-type="float">
            <text:p>39.908722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39.90881" calcext:value-type="float">
            <text:p>39.90881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9.908825" calcext:value-type="float">
            <text:p>39.908825</text:p>
          </table:table-cell>
          <table:table-cell office:value-type="float" office:value="-79.71094" calcext:value-type="float">
            <text:p>-79.7109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9.908882" calcext:value-type="float">
            <text:p>39.908882</text:p>
          </table:table-cell>
          <table:table-cell office:value-type="float" office:value="-79.71086" calcext:value-type="float">
            <text:p>-79.710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9.90894" calcext:value-type="float">
            <text:p>39.90894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9.909206" calcext:value-type="float">
            <text:p>39.909206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39.909294" calcext:value-type="float">
            <text:p>39.909294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9.909355" calcext:value-type="float">
            <text:p>39.909355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39.909447" calcext:value-type="float">
            <text:p>39.909447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9.909435" calcext:value-type="float">
            <text:p>39.909435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105" calcext:value-type="float">
            <text:p>-79.711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39.90929" calcext:value-type="float">
            <text:p>39.90929</text:p>
          </table:table-cell>
          <table:table-cell office:value-type="float" office:value="-79.711334" calcext:value-type="float">
            <text:p>-79.71133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9.909157" calcext:value-type="float">
            <text:p>39.909157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39.909164" calcext:value-type="float">
            <text:p>39.909164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169" calcext:value-type="float">
            <text:p>-79.7116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9.909027" calcext:value-type="float">
            <text:p>39.909027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192" calcext:value-type="float">
            <text:p>-79.71192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209" calcext:value-type="float">
            <text:p>-79.71209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9.908722" calcext:value-type="float">
            <text:p>39.908722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9.908653" calcext:value-type="float">
            <text:p>39.908653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9.908512" calcext:value-type="float">
            <text:p>39.908512</text:p>
          </table:table-cell>
          <table:table-cell office:value-type="float" office:value="-79.7123" calcext:value-type="float">
            <text:p>-79.71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9.90851" calcext:value-type="float">
            <text:p>39.90851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9.90847" calcext:value-type="float">
            <text:p>39.90847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9.908394" calcext:value-type="float">
            <text:p>39.908394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191" calcext:value-type="float">
            <text:p>-79.711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163" calcext:value-type="float">
            <text:p>-79.7116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39.90841" calcext:value-type="float">
            <text:p>39.90841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9.90848" calcext:value-type="float">
            <text:p>39.90848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9.90848" calcext:value-type="float">
            <text:p>39.90848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9.90848" calcext:value-type="float">
            <text:p>39.90848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9.908554" calcext:value-type="float">
            <text:p>39.908554</text:p>
          </table:table-cell>
          <table:table-cell office:value-type="float" office:value="-79.7113" calcext:value-type="float">
            <text:p>-79.7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9.90863" calcext:value-type="float">
            <text:p>39.90863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9.90872" calcext:value-type="float">
            <text:p>39.90872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9.90882" calcext:value-type="float">
            <text:p>39.90882</text:p>
          </table:table-cell>
          <table:table-cell office:value-type="float" office:value="-79.711006" calcext:value-type="float">
            <text:p>-79.7110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9.908924" calcext:value-type="float">
            <text:p>39.908924</text:p>
          </table:table-cell>
          <table:table-cell office:value-type="float" office:value="-79.7109" calcext:value-type="float">
            <text:p>-79.710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9.909036" calcext:value-type="float">
            <text:p>39.909036</text:p>
          </table:table-cell>
          <table:table-cell office:value-type="float" office:value="-79.710722" calcext:value-type="float">
            <text:p>-79.7107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9.909052" calcext:value-type="float">
            <text:p>39.909052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9.909068" calcext:value-type="float">
            <text:p>39.909068</text:p>
          </table:table-cell>
          <table:table-cell office:value-type="float" office:value="-79.710657" calcext:value-type="float">
            <text:p>-79.710657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9.909145" calcext:value-type="float">
            <text:p>39.909145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9.90924" calcext:value-type="float">
            <text:p>39.90924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9.909466" calcext:value-type="float">
            <text:p>39.909466</text:p>
          </table:table-cell>
          <table:table-cell office:value-type="float" office:value="-79.711075" calcext:value-type="float">
            <text:p>-79.7110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9.90945" calcext:value-type="float">
            <text:p>39.90945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9.909286" calcext:value-type="float">
            <text:p>39.909286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9.909271" calcext:value-type="float">
            <text:p>39.909271</text:p>
          </table:table-cell>
          <table:table-cell office:value-type="float" office:value="-79.711474" calcext:value-type="float">
            <text:p>-79.7114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9.909256" calcext:value-type="float">
            <text:p>39.909256</text:p>
          </table:table-cell>
          <table:table-cell office:value-type="float" office:value="-79.711488" calcext:value-type="float">
            <text:p>-79.7114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9.909103" calcext:value-type="float">
            <text:p>39.909103</text:p>
          </table:table-cell>
          <table:table-cell office:value-type="float" office:value="-79.71163" calcext:value-type="float">
            <text:p>-79.71163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9.909054" calcext:value-type="float">
            <text:p>39.909054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9.909054" calcext:value-type="float">
            <text:p>39.909054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9.90905" calcext:value-type="float">
            <text:p>39.90905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9.90889" calcext:value-type="float">
            <text:p>39.90889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9.908737" calcext:value-type="float">
            <text:p>39.908737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9.908615" calcext:value-type="float">
            <text:p>39.908615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9.90849" calcext:value-type="float">
            <text:p>39.90849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9.908318" calcext:value-type="float">
            <text:p>39.908318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9.908295" calcext:value-type="float">
            <text:p>39.908295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9.90851" calcext:value-type="float">
            <text:p>39.90851</text:p>
          </table:table-cell>
          <table:table-cell office:value-type="float" office:value="-79.71143" calcext:value-type="float">
            <text:p>-79.7114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9" calcext:value-type="float">
            <text:p>323.9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9" calcext:value-type="float">
            <text:p>323.9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9" calcext:value-type="float">
            <text:p>323.9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39.90867" calcext:value-type="float">
            <text:p>39.90867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39.90889" calcext:value-type="float">
            <text:p>39.90889</text:p>
          </table:table-cell>
          <table:table-cell office:value-type="float" office:value="-79.710846" calcext:value-type="float">
            <text:p>-79.7108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39.90898" calcext:value-type="float">
            <text:p>39.90898</text:p>
          </table:table-cell>
          <table:table-cell office:value-type="float" office:value="-79.71073" calcext:value-type="float">
            <text:p>-79.71073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9.90902" calcext:value-type="float">
            <text:p>39.90902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39.90903" calcext:value-type="float">
            <text:p>39.90903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39.90931" calcext:value-type="float">
            <text:p>39.90931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4" calcext:value-type="float">
            <text:p>323.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39.909416" calcext:value-type="float">
            <text:p>39.909416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39.909473" calcext:value-type="float">
            <text:p>39.909473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39.909508" calcext:value-type="float">
            <text:p>39.909508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4" calcext:value-type="float">
            <text:p>323.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39.909508" calcext:value-type="float">
            <text:p>39.909508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2.9" calcext:value-type="float">
            <text:p>322.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39.909466" calcext:value-type="float">
            <text:p>39.909466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129" calcext:value-type="float">
            <text:p>-79.71129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39.909237" calcext:value-type="float">
            <text:p>39.909237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9.909134" calcext:value-type="float">
            <text:p>39.909134</text:p>
          </table:table-cell>
          <table:table-cell office:value-type="float" office:value="-79.71157" calcext:value-type="float">
            <text:p>-79.7115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9.909134" calcext:value-type="float">
            <text:p>39.909134</text:p>
          </table:table-cell>
          <table:table-cell office:value-type="float" office:value="-79.71157" calcext:value-type="float">
            <text:p>-79.7115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39.909096" calcext:value-type="float">
            <text:p>39.909096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1716" calcext:value-type="float">
            <text:p>-79.71171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9.90898" calcext:value-type="float">
            <text:p>39.90898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39.908875" calcext:value-type="float">
            <text:p>39.908875</text:p>
          </table:table-cell>
          <table:table-cell office:value-type="float" office:value="-79.71203" calcext:value-type="float">
            <text:p>-79.71203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39.908733" calcext:value-type="float">
            <text:p>39.908733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39.908577" calcext:value-type="float">
            <text:p>39.908577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9.908348" calcext:value-type="float">
            <text:p>39.908348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39.908337" calcext:value-type="float">
            <text:p>39.908337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39.908356" calcext:value-type="float">
            <text:p>39.908356</text:p>
          </table:table-cell>
          <table:table-cell office:value-type="float" office:value="-79.71161" calcext:value-type="float">
            <text:p>-79.7116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9.908367" calcext:value-type="float">
            <text:p>39.908367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9.90844" calcext:value-type="float">
            <text:p>39.90844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9.908634" calcext:value-type="float">
            <text:p>39.908634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39.908634" calcext:value-type="float">
            <text:p>39.908634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39.90868" calcext:value-type="float">
            <text:p>39.90868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39.9087" calcext:value-type="float">
            <text:p>39.9087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39.908783" calcext:value-type="float">
            <text:p>39.908783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9.90888" calcext:value-type="float">
            <text:p>39.90888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39.909023" calcext:value-type="float">
            <text:p>39.909023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39.909153" calcext:value-type="float">
            <text:p>39.909153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39.90927" calcext:value-type="float">
            <text:p>39.90927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39.9093" calcext:value-type="float">
            <text:p>39.9093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39.90933" calcext:value-type="float">
            <text:p>39.90933</text:p>
          </table:table-cell>
          <table:table-cell office:value-type="float" office:value="-79.71068" calcext:value-type="float">
            <text:p>-79.71068</text:p>
          </table:table-cell>
          <table:table-cell office:value-type="float" office:value="323.4" calcext:value-type="float">
            <text:p>323.4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39.909348" calcext:value-type="float">
            <text:p>39.909348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0754" calcext:value-type="float">
            <text:p>-79.710754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39.909416" calcext:value-type="float">
            <text:p>39.909416</text:p>
          </table:table-cell>
          <table:table-cell office:value-type="float" office:value="-79.71093" calcext:value-type="float">
            <text:p>-79.7109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235" calcext:value-type="float">
            <text:p>-79.711235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39.909306" calcext:value-type="float">
            <text:p>39.909306</text:p>
          </table:table-cell>
          <table:table-cell office:value-type="float" office:value="-79.71137" calcext:value-type="float">
            <text:p>-79.7113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39.9092" calcext:value-type="float">
            <text:p>39.9092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39.909138" calcext:value-type="float">
            <text:p>39.909138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173" calcext:value-type="float">
            <text:p>-79.7117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39.908936" calcext:value-type="float">
            <text:p>39.908936</text:p>
          </table:table-cell>
          <table:table-cell office:value-type="float" office:value="-79.71196" calcext:value-type="float">
            <text:p>-79.711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39.90882" calcext:value-type="float">
            <text:p>39.90882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39.908752" calcext:value-type="float">
            <text:p>39.908752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39.908768" calcext:value-type="float">
            <text:p>39.908768</text:p>
          </table:table-cell>
          <table:table-cell office:value-type="float" office:value="-79.7122" calcext:value-type="float">
            <text:p>-79.71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39.90861" calcext:value-type="float">
            <text:p>39.90861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39.908548" calcext:value-type="float">
            <text:p>39.908548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39.908485" calcext:value-type="float">
            <text:p>39.908485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39.90838" calcext:value-type="float">
            <text:p>39.90838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39.908318" calcext:value-type="float">
            <text:p>39.908318</text:p>
          </table:table-cell>
          <table:table-cell office:value-type="float" office:value="-79.711945" calcext:value-type="float">
            <text:p>-79.7119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9.908318" calcext:value-type="float">
            <text:p>39.908318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39.908314" calcext:value-type="float">
            <text:p>39.908314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39.908443" calcext:value-type="float">
            <text:p>39.908443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39.908554" calcext:value-type="float">
            <text:p>39.908554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39.908604" calcext:value-type="float">
            <text:p>39.908604</text:p>
          </table:table-cell>
          <table:table-cell office:value-type="float" office:value="-79.71138" calcext:value-type="float">
            <text:p>-79.71138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39.9086" calcext:value-type="float">
            <text:p>39.9086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39.9086" calcext:value-type="float">
            <text:p>39.9086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39.908688" calcext:value-type="float">
            <text:p>39.908688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39.9089" calcext:value-type="float">
            <text:p>39.9089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39.90896" calcext:value-type="float">
            <text:p>39.90896</text:p>
          </table:table-cell>
          <table:table-cell office:value-type="float" office:value="-79.71071" calcext:value-type="float">
            <text:p>-79.7107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39.909058" calcext:value-type="float">
            <text:p>39.909058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39.9092" calcext:value-type="float">
            <text:p>39.9092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39.90933" calcext:value-type="float">
            <text:p>39.90933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39.90937" calcext:value-type="float">
            <text:p>39.90937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39.90937" calcext:value-type="float">
            <text:p>39.90937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39.90937" calcext:value-type="float">
            <text:p>39.90937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39.90943" calcext:value-type="float">
            <text:p>39.90943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39.909416" calcext:value-type="float">
            <text:p>39.909416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9.909405" calcext:value-type="float">
            <text:p>39.909405</text:p>
          </table:table-cell>
          <table:table-cell office:value-type="float" office:value="-79.71117" calcext:value-type="float">
            <text:p>-79.7111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23" calcext:value-type="float">
            <text:p>-79.711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39.909294" calcext:value-type="float">
            <text:p>39.909294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9.909176" calcext:value-type="float">
            <text:p>39.909176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39.90914" calcext:value-type="float">
            <text:p>39.90914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9.90915" calcext:value-type="float">
            <text:p>39.90915</text:p>
          </table:table-cell>
          <table:table-cell office:value-type="float" office:value="-79.71156" calcext:value-type="float">
            <text:p>-79.71156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39.90915" calcext:value-type="float">
            <text:p>39.90915</text:p>
          </table:table-cell>
          <table:table-cell office:value-type="float" office:value="-79.71156" calcext:value-type="float">
            <text:p>-79.7115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39.90915" calcext:value-type="float">
            <text:p>39.90915</text:p>
          </table:table-cell>
          <table:table-cell office:value-type="float" office:value="-79.71156" calcext:value-type="float">
            <text:p>-79.7115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9.909092" calcext:value-type="float">
            <text:p>39.909092</text:p>
          </table:table-cell>
          <table:table-cell office:value-type="float" office:value="-79.7117" calcext:value-type="float">
            <text:p>-79.71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39.908962" calcext:value-type="float">
            <text:p>39.908962</text:p>
          </table:table-cell>
          <table:table-cell office:value-type="float" office:value="-79.71184" calcext:value-type="float">
            <text:p>-79.71184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39.908924" calcext:value-type="float">
            <text:p>39.908924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39.90871" calcext:value-type="float">
            <text:p>39.90871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39.908604" calcext:value-type="float">
            <text:p>39.908604</text:p>
          </table:table-cell>
          <table:table-cell office:value-type="float" office:value="-79.71229" calcext:value-type="float">
            <text:p>-79.71229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39.90855" calcext:value-type="float">
            <text:p>39.90855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39.90847" calcext:value-type="float">
            <text:p>39.90847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39.90847" calcext:value-type="float">
            <text:p>39.90847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39.90847" calcext:value-type="float">
            <text:p>39.90847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86" calcext:value-type="float">
            <text:p>-79.711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39.908348" calcext:value-type="float">
            <text:p>39.908348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39.908413" calcext:value-type="float">
            <text:p>39.908413</text:p>
          </table:table-cell>
          <table:table-cell office:value-type="float" office:value="-79.71155" calcext:value-type="float">
            <text:p>-79.711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39.908497" calcext:value-type="float">
            <text:p>39.908497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9.908607" calcext:value-type="float">
            <text:p>39.908607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39.908657" calcext:value-type="float">
            <text:p>39.908657</text:p>
          </table:table-cell>
          <table:table-cell office:value-type="float" office:value="-79.71111" calcext:value-type="float">
            <text:p>-79.71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39.908684" calcext:value-type="float">
            <text:p>39.908684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39.90877" calcext:value-type="float">
            <text:p>39.90877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083" calcext:value-type="float">
            <text:p>-79.71083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075" calcext:value-type="float">
            <text:p>-79.710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39.908993" calcext:value-type="float">
            <text:p>39.908993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9.90908" calcext:value-type="float">
            <text:p>39.90908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39.90915" calcext:value-type="float">
            <text:p>39.90915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39.90925" calcext:value-type="float">
            <text:p>39.90925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9.909374" calcext:value-type="float">
            <text:p>39.909374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9.909374" calcext:value-type="float">
            <text:p>39.909374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39.90944" calcext:value-type="float">
            <text:p>39.90944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39.90945" calcext:value-type="float">
            <text:p>39.90945</text:p>
          </table:table-cell>
          <table:table-cell office:value-type="float" office:value="-79.71096" calcext:value-type="float">
            <text:p>-79.710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39.909435" calcext:value-type="float">
            <text:p>39.909435</text:p>
          </table:table-cell>
          <table:table-cell office:value-type="float" office:value="-79.711075" calcext:value-type="float">
            <text:p>-79.71107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39.909332" calcext:value-type="float">
            <text:p>39.909332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39.909264" calcext:value-type="float">
            <text:p>39.909264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39.909283" calcext:value-type="float">
            <text:p>39.909283</text:p>
          </table:table-cell>
          <table:table-cell office:value-type="float" office:value="-79.71144" calcext:value-type="float">
            <text:p>-79.7114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39.90898" calcext:value-type="float">
            <text:p>39.90898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39.908974" calcext:value-type="float">
            <text:p>39.908974</text:p>
          </table:table-cell>
          <table:table-cell office:value-type="float" office:value="-79.71186" calcext:value-type="float">
            <text:p>-79.7118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39.908978" calcext:value-type="float">
            <text:p>39.908978</text:p>
          </table:table-cell>
          <table:table-cell office:value-type="float" office:value="-79.71191" calcext:value-type="float">
            <text:p>-79.7119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39.90892" calcext:value-type="float">
            <text:p>39.90892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39.90873" calcext:value-type="float">
            <text:p>39.90873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39.90866" calcext:value-type="float">
            <text:p>39.90866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39.908375" calcext:value-type="float">
            <text:p>39.908375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9.908474" calcext:value-type="float">
            <text:p>39.908474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39.90855" calcext:value-type="float">
            <text:p>39.90855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9.908577" calcext:value-type="float">
            <text:p>39.908577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39.908672" calcext:value-type="float">
            <text:p>39.908672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9.908768" calcext:value-type="float">
            <text:p>39.908768</text:p>
          </table:table-cell>
          <table:table-cell office:value-type="float" office:value="-79.71108" calcext:value-type="float">
            <text:p>-79.711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9.908768" calcext:value-type="float">
            <text:p>39.908768</text:p>
          </table:table-cell>
          <table:table-cell office:value-type="float" office:value="-79.71108" calcext:value-type="float">
            <text:p>-79.711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39.908787" calcext:value-type="float">
            <text:p>39.908787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9.90886" calcext:value-type="float">
            <text:p>39.90886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39.908943" calcext:value-type="float">
            <text:p>39.908943</text:p>
          </table:table-cell>
          <table:table-cell office:value-type="float" office:value="-79.71078" calcext:value-type="float">
            <text:p>-79.710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39.90904" calcext:value-type="float">
            <text:p>39.90904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39.909122" calcext:value-type="float">
            <text:p>39.909122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39.909195" calcext:value-type="float">
            <text:p>39.909195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39.909313" calcext:value-type="float">
            <text:p>39.909313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4" calcext:value-type="float">
            <text:p>323.4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39.909438" calcext:value-type="float">
            <text:p>39.909438</text:p>
          </table:table-cell>
          <table:table-cell office:value-type="float" office:value="-79.710854" calcext:value-type="float">
            <text:p>-79.7108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39.90949" calcext:value-type="float">
            <text:p>39.90949</text:p>
          </table:table-cell>
          <table:table-cell office:value-type="float" office:value="-79.71105" calcext:value-type="float">
            <text:p>-79.7110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39.90934" calcext:value-type="float">
            <text:p>39.90934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4" calcext:value-type="float">
            <text:p>323.4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39.909264" calcext:value-type="float">
            <text:p>39.909264</text:p>
          </table:table-cell>
          <table:table-cell office:value-type="float" office:value="-79.71138" calcext:value-type="float">
            <text:p>-79.7113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39.909245" calcext:value-type="float">
            <text:p>39.909245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39.90919" calcext:value-type="float">
            <text:p>39.90919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39.909096" calcext:value-type="float">
            <text:p>39.909096</text:p>
          </table:table-cell>
          <table:table-cell office:value-type="float" office:value="-79.71169" calcext:value-type="float">
            <text:p>-79.7116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39.90905" calcext:value-type="float">
            <text:p>39.90905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39.90905" calcext:value-type="float">
            <text:p>39.90905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9.90905" calcext:value-type="float">
            <text:p>39.90905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39.90901" calcext:value-type="float">
            <text:p>39.90901</text:p>
          </table:table-cell>
          <table:table-cell office:value-type="float" office:value="-79.71184" calcext:value-type="float">
            <text:p>-79.711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9.908806" calcext:value-type="float">
            <text:p>39.908806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39.90877" calcext:value-type="float">
            <text:p>39.90877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9.908672" calcext:value-type="float">
            <text:p>39.908672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39.90853" calcext:value-type="float">
            <text:p>39.90853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9.908314" calcext:value-type="float">
            <text:p>39.908314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39.90841" calcext:value-type="float">
            <text:p>39.90841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39.90853" calcext:value-type="float">
            <text:p>39.90853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39.908607" calcext:value-type="float">
            <text:p>39.908607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39.908684" calcext:value-type="float">
            <text:p>39.908684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39.908696" calcext:value-type="float">
            <text:p>39.908696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39.908775" calcext:value-type="float">
            <text:p>39.908775</text:p>
          </table:table-cell>
          <table:table-cell office:value-type="float" office:value="-79.711" calcext:value-type="float">
            <text:p>-79.7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39.908875" calcext:value-type="float">
            <text:p>39.908875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39.908974" calcext:value-type="float">
            <text:p>39.908974</text:p>
          </table:table-cell>
          <table:table-cell office:value-type="float" office:value="-79.71073" calcext:value-type="float">
            <text:p>-79.71073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39.909065" calcext:value-type="float">
            <text:p>39.909065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39.90919" calcext:value-type="float">
            <text:p>39.90919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39.90922" calcext:value-type="float">
            <text:p>39.90922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39.90928" calcext:value-type="float">
            <text:p>39.90928</text:p>
          </table:table-cell>
          <table:table-cell office:value-type="float" office:value="-79.710655" calcext:value-type="float">
            <text:p>-79.7106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39.909397" calcext:value-type="float">
            <text:p>39.909397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39.909397" calcext:value-type="float">
            <text:p>39.909397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39.909404" calcext:value-type="float">
            <text:p>39.909404</text:p>
          </table:table-cell>
          <table:table-cell office:value-type="float" office:value="-79.710808" calcext:value-type="float">
            <text:p>-79.71080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39.909466" calcext:value-type="float">
            <text:p>39.909466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39.90948" calcext:value-type="float">
            <text:p>39.90948</text:p>
          </table:table-cell>
          <table:table-cell office:value-type="float" office:value="-79.71101" calcext:value-type="float">
            <text:p>-79.71101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9.909424" calcext:value-type="float">
            <text:p>39.909424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39.90931" calcext:value-type="float">
            <text:p>39.90931</text:p>
          </table:table-cell>
          <table:table-cell office:value-type="float" office:value="-79.711266" calcext:value-type="float">
            <text:p>-79.711266</text:p>
          </table:table-cell>
          <table:table-cell office:value-type="float" office:value="323.4" calcext:value-type="float">
            <text:p>323.4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9.909233" calcext:value-type="float">
            <text:p>39.909233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39.909218" calcext:value-type="float">
            <text:p>39.909218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39.90923" calcext:value-type="float">
            <text:p>39.90923</text:p>
          </table:table-cell>
          <table:table-cell office:value-type="float" office:value="-79.71144" calcext:value-type="float">
            <text:p>-79.7114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39.909138" calcext:value-type="float">
            <text:p>39.909138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39.909054" calcext:value-type="float">
            <text:p>39.909054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39.909023" calcext:value-type="float">
            <text:p>39.909023</text:p>
          </table:table-cell>
          <table:table-cell office:value-type="float" office:value="-79.71176" calcext:value-type="float">
            <text:p>-79.711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9.909023" calcext:value-type="float">
            <text:p>39.909023</text:p>
          </table:table-cell>
          <table:table-cell office:value-type="float" office:value="-79.71176" calcext:value-type="float">
            <text:p>-79.711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39.908867" calcext:value-type="float">
            <text:p>39.908867</text:p>
          </table:table-cell>
          <table:table-cell office:value-type="float" office:value="-79.71199" calcext:value-type="float">
            <text:p>-79.71199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39.908764" calcext:value-type="float">
            <text:p>39.908764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39.90872" calcext:value-type="float">
            <text:p>39.90872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39.90873" calcext:value-type="float">
            <text:p>39.90873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39.90867" calcext:value-type="float">
            <text:p>39.90867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39.90851" calcext:value-type="float">
            <text:p>39.90851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71" calcext:value-type="float">
            <text:p>-79.71171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39.908367" calcext:value-type="float">
            <text:p>39.908367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162" calcext:value-type="float">
            <text:p>-79.71162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39.908466" calcext:value-type="float">
            <text:p>39.908466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39.90856" calcext:value-type="float">
            <text:p>39.90856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39.908627" calcext:value-type="float">
            <text:p>39.908627</text:p>
          </table:table-cell>
          <table:table-cell office:value-type="float" office:value="-79.71129" calcext:value-type="float">
            <text:p>-79.71129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39.908615" calcext:value-type="float">
            <text:p>39.908615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39.908702" calcext:value-type="float">
            <text:p>39.908702</text:p>
          </table:table-cell>
          <table:table-cell office:value-type="float" office:value="-79.711129" calcext:value-type="float">
            <text:p>-79.71112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39.908833" calcext:value-type="float">
            <text:p>39.908833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39.90894" calcext:value-type="float">
            <text:p>39.90894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39.909008" calcext:value-type="float">
            <text:p>39.909008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39.909027" calcext:value-type="float">
            <text:p>39.909027</text:p>
          </table:table-cell>
          <table:table-cell office:value-type="float" office:value="-79.71071" calcext:value-type="float">
            <text:p>-79.7107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39.90911" calcext:value-type="float">
            <text:p>39.90911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39.909206" calcext:value-type="float">
            <text:p>39.909206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39.90944" calcext:value-type="float">
            <text:p>39.90944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39.909477" calcext:value-type="float">
            <text:p>39.909477</text:p>
          </table:table-cell>
          <table:table-cell office:value-type="float" office:value="-79.710945" calcext:value-type="float">
            <text:p>-79.71094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9.909477" calcext:value-type="float">
            <text:p>39.909477</text:p>
          </table:table-cell>
          <table:table-cell office:value-type="float" office:value="-79.710945" calcext:value-type="float">
            <text:p>-79.71094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9.909477" calcext:value-type="float">
            <text:p>39.909477</text:p>
          </table:table-cell>
          <table:table-cell office:value-type="float" office:value="-79.710945" calcext:value-type="float">
            <text:p>-79.71094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39.909477" calcext:value-type="float">
            <text:p>39.909477</text:p>
          </table:table-cell>
          <table:table-cell office:value-type="float" office:value="-79.711006" calcext:value-type="float">
            <text:p>-79.711006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39.909313" calcext:value-type="float">
            <text:p>39.909313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4" calcext:value-type="float">
            <text:p>323.4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39.909275" calcext:value-type="float">
            <text:p>39.909275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39.90918" calcext:value-type="float">
            <text:p>39.90918</text:p>
          </table:table-cell>
          <table:table-cell office:value-type="float" office:value="-79.711525" calcext:value-type="float">
            <text:p>-79.7115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39.90907" calcext:value-type="float">
            <text:p>39.90907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39.909" calcext:value-type="float">
            <text:p>39.909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39.908955" calcext:value-type="float">
            <text:p>39.908955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39.90885" calcext:value-type="float">
            <text:p>39.90885</text:p>
          </table:table-cell>
          <table:table-cell office:value-type="float" office:value="-79.712006" calcext:value-type="float">
            <text:p>-79.7120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39.908764" calcext:value-type="float">
            <text:p>39.908764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39.908764" calcext:value-type="float">
            <text:p>39.908764</text:p>
          </table:table-cell>
          <table:table-cell office:value-type="float" office:value="-79.712135" calcext:value-type="float">
            <text:p>-79.71213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39.908653" calcext:value-type="float">
            <text:p>39.908653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39.908524" calcext:value-type="float">
            <text:p>39.908524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39.908485" calcext:value-type="float">
            <text:p>39.908485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39.908432" calcext:value-type="float">
            <text:p>39.908432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39.908375" calcext:value-type="float">
            <text:p>39.908375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39.908306" calcext:value-type="float">
            <text:p>39.908306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9.90839" calcext:value-type="float">
            <text:p>39.90839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39.90849" calcext:value-type="float">
            <text:p>39.90849</text:p>
          </table:table-cell>
          <table:table-cell office:value-type="float" office:value="-79.711525" calcext:value-type="float">
            <text:p>-79.7115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39.908592" calcext:value-type="float">
            <text:p>39.908592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39.908596" calcext:value-type="float">
            <text:p>39.908596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9.908665" calcext:value-type="float">
            <text:p>39.908665</text:p>
          </table:table-cell>
          <table:table-cell office:value-type="float" office:value="-79.71117" calcext:value-type="float">
            <text:p>-79.71117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39.908756" calcext:value-type="float">
            <text:p>39.908756</text:p>
          </table:table-cell>
          <table:table-cell office:value-type="float" office:value="-79.71105" calcext:value-type="float">
            <text:p>-79.711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9.90883" calcext:value-type="float">
            <text:p>39.90883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39.90883" calcext:value-type="float">
            <text:p>39.90883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39.90885" calcext:value-type="float">
            <text:p>39.90885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9.908955" calcext:value-type="float">
            <text:p>39.908955</text:p>
          </table:table-cell>
          <table:table-cell office:value-type="float" office:value="-79.71075" calcext:value-type="float">
            <text:p>-79.710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39.90907" calcext:value-type="float">
            <text:p>39.90907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39.90911" calcext:value-type="float">
            <text:p>39.90911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39.909355" calcext:value-type="float">
            <text:p>39.909355</text:p>
          </table:table-cell>
          <table:table-cell office:value-type="float" office:value="-79.71073" calcext:value-type="float">
            <text:p>-79.71073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39.909436" calcext:value-type="float">
            <text:p>39.909436</text:p>
          </table:table-cell>
          <table:table-cell office:value-type="float" office:value="-79.710942" calcext:value-type="float">
            <text:p>-79.710942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9.909317" calcext:value-type="float">
            <text:p>39.909317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4" calcext:value-type="float">
            <text:p>323.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39.909286" calcext:value-type="float">
            <text:p>39.909286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39.909187" calcext:value-type="float">
            <text:p>39.909187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9.90909" calcext:value-type="float">
            <text:p>39.90909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39.90909" calcext:value-type="float">
            <text:p>39.90909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39.90901" calcext:value-type="float">
            <text:p>39.90901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191" calcext:value-type="float">
            <text:p>-79.71191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39.908848" calcext:value-type="float">
            <text:p>39.908848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9.908745" calcext:value-type="float">
            <text:p>39.908745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39.90874" calcext:value-type="float">
            <text:p>39.90874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39.90857" calcext:value-type="float">
            <text:p>39.90857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9.90848" calcext:value-type="float">
            <text:p>39.90848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39.908443" calcext:value-type="float">
            <text:p>39.908443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9.909374" calcext:value-type="float">
            <text:p>39.909374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9.909374" calcext:value-type="float">
            <text:p>39.909374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9.909416" calcext:value-type="float">
            <text:p>39.909416</text:p>
          </table:table-cell>
          <table:table-cell office:value-type="float" office:value="-79.71075" calcext:value-type="float">
            <text:p>-79.7107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39.90948" calcext:value-type="float">
            <text:p>39.90948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39.90948" calcext:value-type="float">
            <text:p>39.90948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39.909466" calcext:value-type="float">
            <text:p>39.909466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39.909447" calcext:value-type="float">
            <text:p>39.909447</text:p>
          </table:table-cell>
          <table:table-cell office:value-type="float" office:value="-79.711105" calcext:value-type="float">
            <text:p>-79.711105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39.909393" calcext:value-type="float">
            <text:p>39.909393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39.90932" calcext:value-type="float">
            <text:p>39.90932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39.909225" calcext:value-type="float">
            <text:p>39.909225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39.9092" calcext:value-type="float">
            <text:p>39.9092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39.909176" calcext:value-type="float">
            <text:p>39.909176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39.90905" calcext:value-type="float">
            <text:p>39.90905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39.90896" calcext:value-type="float">
            <text:p>39.90896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39.90886" calcext:value-type="float">
            <text:p>39.90886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39.908886" calcext:value-type="float">
            <text:p>39.908886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39.908802" calcext:value-type="float">
            <text:p>39.908802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39.908688" calcext:value-type="float">
            <text:p>39.908688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39.908497" calcext:value-type="float">
            <text:p>39.908497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39.908436" calcext:value-type="float">
            <text:p>39.908436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92" calcext:value-type="float">
            <text:p>-79.7119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39.908348" calcext:value-type="float">
            <text:p>39.908348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39.908356" calcext:value-type="float">
            <text:p>39.908356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39.90838" calcext:value-type="float">
            <text:p>39.90838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39.908485" calcext:value-type="float">
            <text:p>39.908485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39.908596" calcext:value-type="float">
            <text:p>39.908596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39.908623" calcext:value-type="float">
            <text:p>39.908623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39.908634" calcext:value-type="float">
            <text:p>39.908634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39.908794" calcext:value-type="float">
            <text:p>39.908794</text:p>
          </table:table-cell>
          <table:table-cell office:value-type="float" office:value="-79.71106" calcext:value-type="float">
            <text:p>-79.71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39.908794" calcext:value-type="float">
            <text:p>39.908794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39.908924" calcext:value-type="float">
            <text:p>39.908924</text:p>
          </table:table-cell>
          <table:table-cell office:value-type="float" office:value="-79.71082" calcext:value-type="float">
            <text:p>-79.71082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0754" calcext:value-type="float">
            <text:p>-79.710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39.908993" calcext:value-type="float">
            <text:p>39.908993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39.909141" calcext:value-type="float">
            <text:p>39.909141</text:p>
          </table:table-cell>
          <table:table-cell office:value-type="float" office:value="-79.710638" calcext:value-type="float">
            <text:p>-79.710638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39.909218" calcext:value-type="float">
            <text:p>39.909218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39.909348" calcext:value-type="float">
            <text:p>39.909348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39.909405" calcext:value-type="float">
            <text:p>39.909405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39.909405" calcext:value-type="float">
            <text:p>39.909405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39.909424" calcext:value-type="float">
            <text:p>39.909424</text:p>
          </table:table-cell>
          <table:table-cell office:value-type="float" office:value="-79.71086" calcext:value-type="float">
            <text:p>-79.710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39.909424" calcext:value-type="float">
            <text:p>39.909424</text:p>
          </table:table-cell>
          <table:table-cell office:value-type="float" office:value="-79.71086" calcext:value-type="float">
            <text:p>-79.710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39.90942" calcext:value-type="float">
            <text:p>39.90942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39.90936" calcext:value-type="float">
            <text:p>39.90936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39.90937" calcext:value-type="float">
            <text:p>39.90937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39.909286" calcext:value-type="float">
            <text:p>39.909286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1464" calcext:value-type="float">
            <text:p>-79.7114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39.909195" calcext:value-type="float">
            <text:p>39.909195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39.909065" calcext:value-type="float">
            <text:p>39.909065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185" calcext:value-type="float">
            <text:p>-79.711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39.90887" calcext:value-type="float">
            <text:p>39.90887</text:p>
          </table:table-cell>
          <table:table-cell office:value-type="float" office:value="-79.71195" calcext:value-type="float">
            <text:p>-79.7119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9.908783" calcext:value-type="float">
            <text:p>39.908783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9.908794" calcext:value-type="float">
            <text:p>39.908794</text:p>
          </table:table-cell>
          <table:table-cell office:value-type="float" office:value="-79.712135" calcext:value-type="float">
            <text:p>-79.71213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39.9086" calcext:value-type="float">
            <text:p>39.9086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39.908413" calcext:value-type="float">
            <text:p>39.90841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9.908405" calcext:value-type="float">
            <text:p>39.908405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39.908535" calcext:value-type="float">
            <text:p>39.908535</text:p>
          </table:table-cell>
          <table:table-cell office:value-type="float" office:value="-79.71142" calcext:value-type="float">
            <text:p>-79.7114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39.908585" calcext:value-type="float">
            <text:p>39.908585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39.908657" calcext:value-type="float">
            <text:p>39.908657</text:p>
          </table:table-cell>
          <table:table-cell office:value-type="float" office:value="-79.71123" calcext:value-type="float">
            <text:p>-79.711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39.908756" calcext:value-type="float">
            <text:p>39.908756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39.908756" calcext:value-type="float">
            <text:p>39.908756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39.908802" calcext:value-type="float">
            <text:p>39.908802</text:p>
          </table:table-cell>
          <table:table-cell office:value-type="float" office:value="-79.71096" calcext:value-type="float">
            <text:p>-79.710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39.90886" calcext:value-type="float">
            <text:p>39.90886</text:p>
          </table:table-cell>
          <table:table-cell office:value-type="float" office:value="-79.71088" calcext:value-type="float">
            <text:p>-79.710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39.908974" calcext:value-type="float">
            <text:p>39.908974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39.909065" calcext:value-type="float">
            <text:p>39.909065</text:p>
          </table:table-cell>
          <table:table-cell office:value-type="float" office:value="-79.710655" calcext:value-type="float">
            <text:p>-79.7106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39.909092" calcext:value-type="float">
            <text:p>39.909092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39.90917" calcext:value-type="float">
            <text:p>39.90917</text:p>
          </table:table-cell>
          <table:table-cell office:value-type="float" office:value="-79.710594" calcext:value-type="float">
            <text:p>-79.71059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39.909286" calcext:value-type="float">
            <text:p>39.909286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39.909408" calcext:value-type="float">
            <text:p>39.909408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39.90943" calcext:value-type="float">
            <text:p>39.90943</text:p>
          </table:table-cell>
          <table:table-cell office:value-type="float" office:value="-79.71081" calcext:value-type="float">
            <text:p>-79.71081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39.909252" calcext:value-type="float">
            <text:p>39.909252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39.909214" calcext:value-type="float">
            <text:p>39.909214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39.908916" calcext:value-type="float">
            <text:p>39.908916</text:p>
          </table:table-cell>
          <table:table-cell office:value-type="float" office:value="-79.711914" calcext:value-type="float">
            <text:p>-79.711914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39.908844" calcext:value-type="float">
            <text:p>39.908844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39.908844" calcext:value-type="float">
            <text:p>39.908844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39.90873" calcext:value-type="float">
            <text:p>39.90873</text:p>
          </table:table-cell>
          <table:table-cell office:value-type="float" office:value="-79.7122" calcext:value-type="float">
            <text:p>-79.71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39.908607" calcext:value-type="float">
            <text:p>39.908607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39.908463" calcext:value-type="float">
            <text:p>39.908463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39.908337" calcext:value-type="float">
            <text:p>39.908337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39.908466" calcext:value-type="float">
            <text:p>39.908466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5" calcext:value-type="float">
            <text:p>323.5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39.908546" calcext:value-type="float">
            <text:p>39.908546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39.90859" calcext:value-type="float">
            <text:p>39.90859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8" calcext:value-type="float">
            <text:p>323.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39.90863" calcext:value-type="float">
            <text:p>39.90863</text:p>
          </table:table-cell>
          <table:table-cell office:value-type="float" office:value="-79.711235" calcext:value-type="float">
            <text:p>-79.711235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39.908737" calcext:value-type="float">
            <text:p>39.908737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39.908737" calcext:value-type="float">
            <text:p>39.908737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39.908794" calcext:value-type="float">
            <text:p>39.908794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39.908855" calcext:value-type="float">
            <text:p>39.908855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39.908955" calcext:value-type="float">
            <text:p>39.908955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39.909138" calcext:value-type="float">
            <text:p>39.909138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39.90926" calcext:value-type="float">
            <text:p>39.90926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39.909353" calcext:value-type="float">
            <text:p>39.909353</text:p>
          </table:table-cell>
          <table:table-cell office:value-type="float" office:value="-79.710693" calcext:value-type="float">
            <text:p>-79.710693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39.909382" calcext:value-type="float">
            <text:p>39.909382</text:p>
          </table:table-cell>
          <table:table-cell office:value-type="float" office:value="-79.710737" calcext:value-type="float">
            <text:p>-79.710737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39.90941" calcext:value-type="float">
            <text:p>39.90941</text:p>
          </table:table-cell>
          <table:table-cell office:value-type="float" office:value="-79.71078" calcext:value-type="float">
            <text:p>-79.71078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0915" calcext:value-type="float">
            <text:p>-79.7109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39.909424" calcext:value-type="float">
            <text:p>39.909424</text:p>
          </table:table-cell>
          <table:table-cell office:value-type="float" office:value="-79.711136" calcext:value-type="float">
            <text:p>-79.711136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39.909363" calcext:value-type="float">
            <text:p>39.909363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39.909283" calcext:value-type="float">
            <text:p>39.909283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39.90916" calcext:value-type="float">
            <text:p>39.90916</text:p>
          </table:table-cell>
          <table:table-cell office:value-type="float" office:value="-79.71152" calcext:value-type="float">
            <text:p>-79.71152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39.909113" calcext:value-type="float">
            <text:p>39.909113</text:p>
          </table:table-cell>
          <table:table-cell office:value-type="float" office:value="-79.711607" calcext:value-type="float">
            <text:p>-79.7116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39.909087" calcext:value-type="float">
            <text:p>39.909087</text:p>
          </table:table-cell>
          <table:table-cell office:value-type="float" office:value="-79.711663" calcext:value-type="float">
            <text:p>-79.71166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39.90906" calcext:value-type="float">
            <text:p>39.90906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39.908993" calcext:value-type="float">
            <text:p>39.908993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39.908962" calcext:value-type="float">
            <text:p>39.908962</text:p>
          </table:table-cell>
          <table:table-cell office:value-type="float" office:value="-79.711914" calcext:value-type="float">
            <text:p>-79.7119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39.908848" calcext:value-type="float">
            <text:p>39.908848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39.90879" calcext:value-type="float">
            <text:p>39.90879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39.908623" calcext:value-type="float">
            <text:p>39.908623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39.908524" calcext:value-type="float">
            <text:p>39.908524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39.908447" calcext:value-type="float">
            <text:p>39.908447</text:p>
          </table:table-cell>
          <table:table-cell office:value-type="float" office:value="-79.71155" calcext:value-type="float">
            <text:p>-79.71155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39.908535" calcext:value-type="float">
            <text:p>39.908535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39.908543" calcext:value-type="float">
            <text:p>39.908543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39.908638" calcext:value-type="float">
            <text:p>39.908638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39.908768" calcext:value-type="float">
            <text:p>39.908768</text:p>
          </table:table-cell>
          <table:table-cell office:value-type="float" office:value="-79.71105" calcext:value-type="float">
            <text:p>-79.711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39.908844" calcext:value-type="float">
            <text:p>39.908844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39.908943" calcext:value-type="float">
            <text:p>39.908943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39.909145" calcext:value-type="float">
            <text:p>39.909145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39.909233" calcext:value-type="float">
            <text:p>39.909233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39.909264" calcext:value-type="float">
            <text:p>39.90926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39.909264" calcext:value-type="float">
            <text:p>39.90926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39.909264" calcext:value-type="float">
            <text:p>39.90926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39.909336" calcext:value-type="float">
            <text:p>39.909336</text:p>
          </table:table-cell>
          <table:table-cell office:value-type="float" office:value="-79.71068" calcext:value-type="float">
            <text:p>-79.71068</text:p>
          </table:table-cell>
          <table:table-cell office:value-type="float" office:value="323.4" calcext:value-type="float">
            <text:p>323.4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39.90945" calcext:value-type="float">
            <text:p>39.90945</text:p>
          </table:table-cell>
          <table:table-cell office:value-type="float" office:value="-79.710915" calcext:value-type="float">
            <text:p>-79.7109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.909454" calcext:value-type="float">
            <text:p>39.909454</text:p>
          </table:table-cell>
          <table:table-cell office:value-type="float" office:value="-79.71098" calcext:value-type="float">
            <text:p>-79.71098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39.90937" calcext:value-type="float">
            <text:p>39.90937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39.90926" calcext:value-type="float">
            <text:p>39.90926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39.90926" calcext:value-type="float">
            <text:p>39.90926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39.90919" calcext:value-type="float">
            <text:p>39.90919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39.909092" calcext:value-type="float">
            <text:p>39.909092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39.909092" calcext:value-type="float">
            <text:p>39.909092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39.909" calcext:value-type="float">
            <text:p>39.909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39.909027" calcext:value-type="float">
            <text:p>39.909027</text:p>
          </table:table-cell>
          <table:table-cell office:value-type="float" office:value="-79.71182" calcext:value-type="float">
            <text:p>-79.71182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39.908928" calcext:value-type="float">
            <text:p>39.908928</text:p>
          </table:table-cell>
          <table:table-cell office:value-type="float" office:value="-79.71193" calcext:value-type="float">
            <text:p>-79.71193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39.90887" calcext:value-type="float">
            <text:p>39.90887</text:p>
          </table:table-cell>
          <table:table-cell office:value-type="float" office:value="-79.712006" calcext:value-type="float">
            <text:p>-79.7120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0:32:55.543000000</dc:date>
    <meta:editing-duration>PT15M1S</meta:editing-duration>
    <meta:editing-cycles>3</meta:editing-cycles>
    <meta:generator>LibreOffice/6.0.5.2$Windows_X86_64 LibreOffice_project/54c8cbb85f300ac59db32fe8a675ff7683cd5a16</meta:generator>
    <meta:document-statistic meta:table-count="1" meta:cell-count="6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0">
      <style:chart-properties chart:display-label="true" chart:logarithmic="false" chart:minimum="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05cm" svg:height="18.382cm" xlink:href=".." xlink:type="simple" chart:class="chart:scatter" chart:style-name="ch1">
        <chart:title svg:x="8.305cm" svg:y="0.503cm" chart:style-name="ch2">
          <text:p>MAF Baseline Test</text:p>
        </chart:title>
        <chart:subtitle svg:x="9.641cm" svg:y="1.817cm" chart:style-name="ch3">
          <text:p>2018-06-24</text:p>
        </chart:subtitle>
        <chart:legend svg:x="5.134cm" svg:y="17.334cm" style:legend-expansion="custom" chartooo:width="12.391cm" chartooo:height="1.047cm" style:legend-expansion-aspect-ratio="11.8347659980898" chart:style-name="ch4"/>
        <chart:plot-area chart:style-name="ch5" table:cell-range-address="'2018-06-24_MAF-5Mile-Test-GPS_CR'.A1:'2018-06-24_MAF-5Mile-Test-GPS_CR'.A880 '2018-06-24_MAF-5Mile-Test-GPS_CR'.E1:'2018-06-24_MAF-5Mile-Test-GPS_CR'.G880" chart:data-source-has-labels="row" svg:x="1.255cm" svg:y="2.845cm" svg:width="19.726cm" svg:height="13.707cm">
          <chartooo:coordinate-region svg:x="2.062cm" svg:y="3.045cm" svg:width="18.547cm" svg:height="12.861cm"/>
          <chart:axis chart:dimension="x" chart:name="primary-x" chart:style-name="ch6">
            <chart:title svg:x="9.997cm" svg:y="16.919cm" chart:style-name="ch7">
              <text:p>Time(secs)</text:p>
            </chart:title>
          </chart:axis>
          <chart:axis chart:dimension="y" chart:name="primary-y" chart:style-name="ch8">
            <chart:title svg:x="0.119cm" svg:y="11.388cm" chart:style-name="ch9">
              <text:p>Heart Rate (bpm)</text:p>
            </chart:title>
            <chart:grid chart:style-name="ch10" chart:class="major"/>
          </chart:axis>
          <chart:series chart:style-name="ch11" chart:values-cell-range-address="'2018-06-24_MAF-5Mile-Test-GPS_CR'.E2:'2018-06-24_MAF-5Mile-Test-GPS_CR'.E880" chart:label-cell-address="'2018-06-24_MAF-5Mile-Test-GPS_CR'.E1:'2018-06-24_MAF-5Mile-Test-GPS_CR'.E1" chart:class="chart:scatter">
            <chart:domain table:cell-range-address="'2018-06-24_MAF-5Mile-Test-GPS_CR'.A2:'2018-06-24_MAF-5Mile-Test-GPS_CR'.A880"/>
            <chart:data-point chart:repeated="879"/>
          </chart:series>
          <chart:series chart:style-name="ch12" chart:values-cell-range-address="'2018-06-24_MAF-5Mile-Test-GPS_CR'.F2:'2018-06-24_MAF-5Mile-Test-GPS_CR'.F880" chart:label-cell-address="'2018-06-24_MAF-5Mile-Test-GPS_CR'.F1:'2018-06-24_MAF-5Mile-Test-GPS_CR'.F1" chart:class="chart:scatter">
            <chart:data-point chart:repeated="879"/>
          </chart:series>
          <chart:series chart:style-name="ch13" chart:values-cell-range-address="'2018-06-24_MAF-5Mile-Test-GPS_CR'.G2:'2018-06-24_MAF-5Mile-Test-GPS_CR'.G880" chart:label-cell-address="'2018-06-24_MAF-5Mile-Test-GPS_CR'.G1:'2018-06-24_MAF-5Mile-Test-GPS_CR'.G1" chart:class="chart:scatter">
            <chart:data-point chart:repeated="87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rt</text:p>
                <draw:g>
                  <svg:desc>'2018-06-24_MAF-5Mile-Test-GPS_CR'.E1:'2018-06-24_MAF-5Mile-Test-GPS_CR'.E1</svg:desc>
                </draw:g>
              </table:table-cell>
              <table:table-cell office:value-type="string">
                <text:p>HRMax</text:p>
                <draw:g>
                  <svg:desc>'2018-06-24_MAF-5Mile-Test-GPS_CR'.F1:'2018-06-24_MAF-5Mile-Test-GPS_CR'.F1</svg:desc>
                </draw:g>
              </table:table-cell>
              <table:table-cell office:value-type="string">
                <text:p>HRMin</text:p>
                <draw:g>
                  <svg:desc>'2018-06-24_MAF-5Mile-Test-GPS_CR'.G1:'2018-06-24_MAF-5Mile-Test-GPS_C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2018-06-24_MAF-5Mile-Test-GPS_CR'.A2:'2018-06-24_MAF-5Mile-Test-GPS_CR'.A880</svg:desc>
                </draw:g>
              </table:table-cell>
              <table:table-cell office:value-type="float" office:value="93">
                <text:p>93</text:p>
                <draw:g>
                  <svg:desc>'2018-06-24_MAF-5Mile-Test-GPS_CR'.E2:'2018-06-24_MAF-5Mile-Test-GPS_CR'.E880</svg:desc>
                </draw:g>
              </table:table-cell>
              <table:table-cell office:value-type="float" office:value="122">
                <text:p>122</text:p>
                <draw:g>
                  <svg:desc>'2018-06-24_MAF-5Mile-Test-GPS_CR'.F2:'2018-06-24_MAF-5Mile-Test-GPS_CR'.F880</svg:desc>
                </draw:g>
              </table:table-cell>
              <table:table-cell office:value-type="float" office:value="112">
                <text:p>112</text:p>
                <draw:g>
                  <svg:desc>'2018-06-24_MAF-5Mile-Test-GPS_CR'.G2:'2018-06-24_MAF-5Mile-Test-GPS_CR'.G8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">
                <text:p>93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">
                <text:p>98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">
                <text:p>109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">
                <text:p>114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">
                <text:p>119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">
                <text:p>13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">
                <text:p>14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">
                <text:p>149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">
                <text:p>15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">
                <text:p>159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">
                <text:p>16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9">
                <text:p>169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4">
                <text:p>17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9">
                <text:p>179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">
                <text:p>180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">
                <text:p>18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9">
                <text:p>18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4">
                <text:p>19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">
                <text:p>19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">
                <text:p>20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">
                <text:p>20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">
                <text:p>21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9">
                <text:p>21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4">
                <text:p>22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9">
                <text:p>22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4">
                <text:p>23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9">
                <text:p>23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9">
                <text:p>239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4">
                <text:p>244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">
                <text:p>250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8">
                <text:p>258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3">
                <text:p>263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8">
                <text:p>268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3">
                <text:p>273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8">
                <text:p>278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4">
                <text:p>284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9">
                <text:p>289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4">
                <text:p>294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">
                <text:p>300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3">
                <text:p>303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9">
                <text:p>309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9">
                <text:p>319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9">
                <text:p>329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4">
                <text:p>334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9">
                <text:p>339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4">
                <text:p>344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3">
                <text:p>353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">
                <text:p>36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">
                <text:p>362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7">
                <text:p>36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7">
                <text:p>37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2">
                <text:p>382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7">
                <text:p>39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2">
                <text:p>402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7">
                <text:p>40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7">
                <text:p>41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0">
                <text:p>42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2">
                <text:p>42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7">
                <text:p>42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2">
                <text:p>43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2">
                <text:p>44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7">
                <text:p>44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2">
                <text:p>46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7">
                <text:p>46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2">
                <text:p>47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0">
                <text:p>48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0">
                <text:p>48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5">
                <text:p>48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0">
                <text:p>49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5">
                <text:p>49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5">
                <text:p>50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0">
                <text:p>51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5">
                <text:p>51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2">
                <text:p>522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">
                <text:p>527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5">
                <text:p>53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0">
                <text:p>54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0">
                <text:p>54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0">
                <text:p>55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5">
                <text:p>55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0">
                <text:p>56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5">
                <text:p>56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5">
                <text:p>5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0">
                <text:p>58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5">
                <text:p>5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0">
                <text:p>59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0">
                <text:p>60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0">
                <text:p>60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5">
                <text:p>60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0">
                <text:p>61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5">
                <text:p>61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0">
                <text:p>62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5">
                <text:p>62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5">
                <text:p>63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0">
                <text:p>64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2">
                <text:p>64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7">
                <text:p>64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2">
                <text:p>65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7">
                <text:p>65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60">
                <text:p>660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2">
                <text:p>662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72">
                <text:p>672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2">
                <text:p>682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7">
                <text:p>687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2">
                <text:p>692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7">
                <text:p>697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2">
                <text:p>702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6">
                <text:p>716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20">
                <text:p>720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1">
                <text:p>721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6">
                <text:p>726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31">
                <text:p>731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6">
                <text:p>736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6">
                <text:p>746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51">
                <text:p>751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56">
                <text:p>756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68">
                <text:p>768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73">
                <text:p>773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78">
                <text:p>778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80">
                <text:p>78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3">
                <text:p>78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8">
                <text:p>78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3">
                <text:p>79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8">
                <text:p>79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03">
                <text:p>80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10">
                <text:p>81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17">
                <text:p>81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22">
                <text:p>82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7">
                <text:p>82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32">
                <text:p>83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7">
                <text:p>83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39">
                <text:p>83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0">
                <text:p>84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2">
                <text:p>84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52">
                <text:p>85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7">
                <text:p>85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7">
                <text:p>85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2">
                <text:p>86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7">
                <text:p>86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72">
                <text:p>87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78">
                <text:p>87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83">
                <text:p>88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8">
                <text:p>88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3">
                <text:p>89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8">
                <text:p>89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0">
                <text:p>90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3">
                <text:p>90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8">
                <text:p>91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3">
                <text:p>92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28">
                <text:p>92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33">
                <text:p>93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3">
                <text:p>94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9">
                <text:p>94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4">
                <text:p>95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9">
                <text:p>95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9">
                <text:p>95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64">
                <text:p>96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4">
                <text:p>97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8">
                <text:p>97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85">
                <text:p>9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0">
                <text:p>99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5">
                <text:p>99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3">
                <text:p>10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8">
                <text:p>10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3">
                <text:p>10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8">
                <text:p>10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0">
                <text:p>10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1">
                <text:p>102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25">
                <text:p>1025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0">
                <text:p>103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0">
                <text:p>104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45">
                <text:p>1045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50">
                <text:p>105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55">
                <text:p>1055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60">
                <text:p>106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65">
                <text:p>1065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70">
                <text:p>107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80">
                <text:p>108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80">
                <text:p>108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80">
                <text:p>108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90">
                <text:p>109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95">
                <text:p>109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00">
                <text:p>110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05">
                <text:p>110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09">
                <text:p>110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21">
                <text:p>112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26">
                <text:p>112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31">
                <text:p>113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36">
                <text:p>113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40">
                <text:p>114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41">
                <text:p>114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46">
                <text:p>114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51">
                <text:p>115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61">
                <text:p>116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73">
                <text:p>117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78">
                <text:p>117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83">
                <text:p>118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88">
                <text:p>118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93">
                <text:p>119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98">
                <text:p>119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01">
                <text:p>120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03">
                <text:p>1203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13">
                <text:p>1213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18">
                <text:p>1218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23">
                <text:p>1223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31">
                <text:p>123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36">
                <text:p>1236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46">
                <text:p>1246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51">
                <text:p>125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59">
                <text:p>1259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60">
                <text:p>126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64">
                <text:p>126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69">
                <text:p>126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74">
                <text:p>127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79">
                <text:p>127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84">
                <text:p>128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91">
                <text:p>129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98">
                <text:p>129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03">
                <text:p>13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12">
                <text:p>13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17">
                <text:p>13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22">
                <text:p>13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23">
                <text:p>13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32">
                <text:p>13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37">
                <text:p>133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42">
                <text:p>134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50">
                <text:p>135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55">
                <text:p>135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65">
                <text:p>136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75">
                <text:p>13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82">
                <text:p>1382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84">
                <text:p>138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89">
                <text:p>138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94">
                <text:p>139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00">
                <text:p>140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05">
                <text:p>140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10">
                <text:p>141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15">
                <text:p>141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32">
                <text:p>1432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42">
                <text:p>1442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43">
                <text:p>144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7">
                <text:p>144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5">
                <text:p>145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0">
                <text:p>146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5">
                <text:p>146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70">
                <text:p>147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75">
                <text:p>14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80">
                <text:p>148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91">
                <text:p>149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96">
                <text:p>149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01">
                <text:p>150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2">
                <text:p>150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6">
                <text:p>150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11">
                <text:p>151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16">
                <text:p>151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21">
                <text:p>152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26">
                <text:p>152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31">
                <text:p>153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36">
                <text:p>153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41">
                <text:p>154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46">
                <text:p>154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51">
                <text:p>155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61">
                <text:p>156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62">
                <text:p>156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66">
                <text:p>156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71">
                <text:p>157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76">
                <text:p>157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81">
                <text:p>158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89">
                <text:p>158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99">
                <text:p>159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04">
                <text:p>160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11">
                <text:p>161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16">
                <text:p>161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21">
                <text:p>162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23">
                <text:p>162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26">
                <text:p>162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31">
                <text:p>163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36">
                <text:p>163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41">
                <text:p>164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56">
                <text:p>165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61">
                <text:p>166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66">
                <text:p>166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71">
                <text:p>167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76">
                <text:p>167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81">
                <text:p>168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83">
                <text:p>168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86">
                <text:p>168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96">
                <text:p>169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06">
                <text:p>170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11">
                <text:p>17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16">
                <text:p>17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25">
                <text:p>17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30">
                <text:p>17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35">
                <text:p>173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40">
                <text:p>174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43">
                <text:p>174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45">
                <text:p>174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55">
                <text:p>175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60">
                <text:p>176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65">
                <text:p>176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71">
                <text:p>177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76">
                <text:p>177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81">
                <text:p>178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86">
                <text:p>178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99">
                <text:p>179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03">
                <text:p>180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04">
                <text:p>180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09">
                <text:p>180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14">
                <text:p>181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19">
                <text:p>181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24">
                <text:p>182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29">
                <text:p>182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34">
                <text:p>183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43">
                <text:p>184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48">
                <text:p>1848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63">
                <text:p>186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63">
                <text:p>186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68">
                <text:p>186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73">
                <text:p>187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77">
                <text:p>187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86">
                <text:p>188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91">
                <text:p>189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96">
                <text:p>189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06">
                <text:p>190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16">
                <text:p>191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21">
                <text:p>192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25">
                <text:p>192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26">
                <text:p>192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31">
                <text:p>193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36">
                <text:p>193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41">
                <text:p>194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46">
                <text:p>194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51">
                <text:p>195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56">
                <text:p>195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61">
                <text:p>196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66">
                <text:p>196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71">
                <text:p>197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82">
                <text:p>198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86">
                <text:p>1986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91">
                <text:p>1991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96">
                <text:p>1996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01">
                <text:p>2001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06">
                <text:p>2006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11">
                <text:p>2011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20">
                <text:p>202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26">
                <text:p>2026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34">
                <text:p>203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39">
                <text:p>203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43">
                <text:p>204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44">
                <text:p>204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59">
                <text:p>205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64">
                <text:p>206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67">
                <text:p>206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72">
                <text:p>207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77">
                <text:p>207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82">
                <text:p>208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92">
                <text:p>209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01">
                <text:p>2101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02">
                <text:p>210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2">
                <text:p>210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09">
                <text:p>210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14">
                <text:p>211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19">
                <text:p>211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24">
                <text:p>212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29">
                <text:p>212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39">
                <text:p>213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48">
                <text:p>214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56">
                <text:p>215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61">
                <text:p>216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62">
                <text:p>216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66">
                <text:p>216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76">
                <text:p>217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81">
                <text:p>218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83">
                <text:p>218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86">
                <text:p>218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91">
                <text:p>219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96">
                <text:p>219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06">
                <text:p>220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11">
                <text:p>221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16">
                <text:p>221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21">
                <text:p>222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22">
                <text:p>222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26">
                <text:p>222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35">
                <text:p>223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40">
                <text:p>224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45">
                <text:p>224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55">
                <text:p>225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60">
                <text:p>226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70">
                <text:p>227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75">
                <text:p>227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80">
                <text:p>228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82">
                <text:p>228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85">
                <text:p>228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94">
                <text:p>229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99">
                <text:p>229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04">
                <text:p>230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13">
                <text:p>231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28">
                <text:p>2328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33">
                <text:p>233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38">
                <text:p>2338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43">
                <text:p>234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43">
                <text:p>234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48">
                <text:p>234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58">
                <text:p>235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63">
                <text:p>236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68">
                <text:p>236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73">
                <text:p>237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83">
                <text:p>238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88">
                <text:p>238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93">
                <text:p>239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98">
                <text:p>239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03">
                <text:p>240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03">
                <text:p>240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08">
                <text:p>240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13">
                <text:p>241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18">
                <text:p>241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23">
                <text:p>242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28">
                <text:p>242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33">
                <text:p>243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43">
                <text:p>244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48">
                <text:p>244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53">
                <text:p>245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62">
                <text:p>246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62">
                <text:p>246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72">
                <text:p>247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77">
                <text:p>247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82">
                <text:p>248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87">
                <text:p>248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97">
                <text:p>249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02">
                <text:p>250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07">
                <text:p>250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12">
                <text:p>251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22">
                <text:p>252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23">
                <text:p>252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32">
                <text:p>253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37">
                <text:p>253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42">
                <text:p>254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42">
                <text:p>254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47">
                <text:p>254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54">
                <text:p>255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59">
                <text:p>255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64">
                <text:p>256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69">
                <text:p>256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74">
                <text:p>257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79">
                <text:p>257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82">
                <text:p>258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84">
                <text:p>258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94">
                <text:p>259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99">
                <text:p>259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05">
                <text:p>260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10">
                <text:p>261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20">
                <text:p>262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25">
                <text:p>262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30">
                <text:p>263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35">
                <text:p>263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40">
                <text:p>264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42">
                <text:p>264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45">
                <text:p>264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50">
                <text:p>265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55">
                <text:p>265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60">
                <text:p>266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65">
                <text:p>266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73">
                <text:p>267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78">
                <text:p>267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83">
                <text:p>268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88">
                <text:p>268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01">
                <text:p>270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02">
                <text:p>270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02">
                <text:p>270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10">
                <text:p>271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15">
                <text:p>271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20">
                <text:p>272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25">
                <text:p>272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40">
                <text:p>274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45">
                <text:p>274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50">
                <text:p>275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755">
                <text:p>275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62">
                <text:p>276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62">
                <text:p>276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67">
                <text:p>276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72">
                <text:p>277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77">
                <text:p>277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82">
                <text:p>278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87">
                <text:p>278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792">
                <text:p>279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97">
                <text:p>279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12">
                <text:p>281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17">
                <text:p>281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22">
                <text:p>282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22">
                <text:p>282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27">
                <text:p>282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36">
                <text:p>283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46">
                <text:p>284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51">
                <text:p>285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56">
                <text:p>285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66">
                <text:p>286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71">
                <text:p>287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76">
                <text:p>287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81">
                <text:p>288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83">
                <text:p>288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86">
                <text:p>288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91">
                <text:p>289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96">
                <text:p>289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01">
                <text:p>290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06">
                <text:p>290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911">
                <text:p>291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16">
                <text:p>291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31">
                <text:p>293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36">
                <text:p>293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41">
                <text:p>294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42">
                <text:p>294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42">
                <text:p>294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50">
                <text:p>295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65">
                <text:p>296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70">
                <text:p>297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75">
                <text:p>297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85">
                <text:p>298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90">
                <text:p>299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95">
                <text:p>299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00">
                <text:p>300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03">
                <text:p>300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05">
                <text:p>300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012">
                <text:p>301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017">
                <text:p>301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24">
                <text:p>302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29">
                <text:p>302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44">
                <text:p>304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49">
                <text:p>304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054">
                <text:p>305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59">
                <text:p>305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63">
                <text:p>306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64">
                <text:p>306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069">
                <text:p>306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84">
                <text:p>308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89">
                <text:p>308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094">
                <text:p>309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099">
                <text:p>309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109">
                <text:p>310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114">
                <text:p>311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119">
                <text:p>311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123">
                <text:p>312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124">
                <text:p>312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129">
                <text:p>312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134">
                <text:p>313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139">
                <text:p>313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149">
                <text:p>314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154">
                <text:p>315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159">
                <text:p>315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164">
                <text:p>316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173">
                <text:p>317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183">
                <text:p>318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83">
                <text:p>318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183">
                <text:p>318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188">
                <text:p>318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93">
                <text:p>319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08">
                <text:p>32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213">
                <text:p>32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218">
                <text:p>32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228">
                <text:p>32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233">
                <text:p>32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243">
                <text:p>324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243">
                <text:p>324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248">
                <text:p>324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53">
                <text:p>325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258">
                <text:p>325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268">
                <text:p>326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273">
                <text:p>327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278">
                <text:p>327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283">
                <text:p>328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293">
                <text:p>329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298">
                <text:p>329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302">
                <text:p>330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303">
                <text:p>330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12">
                <text:p>331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17">
                <text:p>331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322">
                <text:p>332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327">
                <text:p>332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332">
                <text:p>333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337">
                <text:p>333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347">
                <text:p>334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352">
                <text:p>335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357">
                <text:p>335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362">
                <text:p>336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363">
                <text:p>336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377">
                <text:p>337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382">
                <text:p>338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387">
                <text:p>338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97">
                <text:p>339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402">
                <text:p>340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07">
                <text:p>340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12">
                <text:p>341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17">
                <text:p>341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422">
                <text:p>342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422">
                <text:p>34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425">
                <text:p>34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430">
                <text:p>34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433">
                <text:p>34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439">
                <text:p>343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444">
                <text:p>344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449">
                <text:p>344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454">
                <text:p>345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459">
                <text:p>345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464">
                <text:p>346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469">
                <text:p>346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479">
                <text:p>347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483">
                <text:p>348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484">
                <text:p>348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489">
                <text:p>348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494">
                <text:p>349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99">
                <text:p>349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504">
                <text:p>350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514">
                <text:p>351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519">
                <text:p>351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524">
                <text:p>352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529">
                <text:p>352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534">
                <text:p>353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539">
                <text:p>353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542">
                <text:p>354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542">
                <text:p>354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544">
                <text:p>354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556">
                <text:p>355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561">
                <text:p>356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566">
                <text:p>356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581">
                <text:p>358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86">
                <text:p>358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91">
                <text:p>359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601">
                <text:p>360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603">
                <text:p>360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606">
                <text:p>360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611">
                <text:p>361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616">
                <text:p>361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621">
                <text:p>362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631">
                <text:p>363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636">
                <text:p>363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641">
                <text:p>364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648">
                <text:p>364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655">
                <text:p>365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660">
                <text:p>366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663">
                <text:p>366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665">
                <text:p>366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680">
                <text:p>368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685">
                <text:p>368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90">
                <text:p>369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695">
                <text:p>369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705">
                <text:p>370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710">
                <text:p>371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715">
                <text:p>371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720">
                <text:p>372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722">
                <text:p>372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725">
                <text:p>372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735">
                <text:p>373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740">
                <text:p>374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745">
                <text:p>374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755">
                <text:p>375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765">
                <text:p>376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770">
                <text:p>377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783">
                <text:p>378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785">
                <text:p>378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800">
                <text:p>380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805">
                <text:p>380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15">
                <text:p>381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820">
                <text:p>382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825">
                <text:p>382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835">
                <text:p>383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840">
                <text:p>384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842">
                <text:p>384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845">
                <text:p>384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855">
                <text:p>385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860">
                <text:p>386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865">
                <text:p>386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875">
                <text:p>387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880">
                <text:p>388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886">
                <text:p>388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891">
                <text:p>389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895">
                <text:p>389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903">
                <text:p>3903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905">
                <text:p>390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963">
                <text:p>396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965">
                <text:p>396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010">
                <text:p>401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010">
                <text:p>401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015">
                <text:p>401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021">
                <text:p>402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022">
                <text:p>402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026">
                <text:p>402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033">
                <text:p>403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041">
                <text:p>404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051">
                <text:p>405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056">
                <text:p>405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061">
                <text:p>406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66">
                <text:p>406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071">
                <text:p>407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76">
                <text:p>407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83">
                <text:p>408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86">
                <text:p>408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091">
                <text:p>409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101">
                <text:p>410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06">
                <text:p>410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111">
                <text:p>411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126">
                <text:p>412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31">
                <text:p>413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41">
                <text:p>414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42">
                <text:p>414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46">
                <text:p>414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151">
                <text:p>415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156">
                <text:p>415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166">
                <text:p>416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171">
                <text:p>417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176">
                <text:p>417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81">
                <text:p>418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191">
                <text:p>419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96">
                <text:p>419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201">
                <text:p>420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206">
                <text:p>420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216">
                <text:p>421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221">
                <text:p>422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226">
                <text:p>422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236">
                <text:p>423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240">
                <text:p>4240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241">
                <text:p>4241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246">
                <text:p>4246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253">
                <text:p>4253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260">
                <text:p>4260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263">
                <text:p>426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265">
                <text:p>426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265">
                <text:p>426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275">
                <text:p>427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280">
                <text:p>428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285">
                <text:p>428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295">
                <text:p>429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300">
                <text:p>430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310">
                <text:p>431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315">
                <text:p>431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320">
                <text:p>432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323">
                <text:p>432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325">
                <text:p>432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330">
                <text:p>433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335">
                <text:p>433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340">
                <text:p>434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350">
                <text:p>435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355">
                <text:p>435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360">
                <text:p>436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370">
                <text:p>437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375">
                <text:p>437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380">
                <text:p>438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383">
                <text:p>438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385">
                <text:p>438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395">
                <text:p>439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400">
                <text:p>440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410">
                <text:p>441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419">
                <text:p>4419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427">
                <text:p>442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437">
                <text:p>443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442">
                <text:p>444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443">
                <text:p>444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447">
                <text:p>4447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457">
                <text:p>4457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462">
                <text:p>446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67">
                <text:p>4467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472">
                <text:p>447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477">
                <text:p>4477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487">
                <text:p>4487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492">
                <text:p>449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496">
                <text:p>449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503">
                <text:p>450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504">
                <text:p>450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514">
                <text:p>451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519">
                <text:p>451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29">
                <text:p>452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34">
                <text:p>453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49">
                <text:p>454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54">
                <text:p>455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59">
                <text:p>455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63">
                <text:p>456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64">
                <text:p>456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74">
                <text:p>457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79">
                <text:p>457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89">
                <text:p>458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94">
                <text:p>459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599">
                <text:p>459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614">
                <text:p>46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618">
                <text:p>461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622">
                <text:p>462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623">
                <text:p>4623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627">
                <text:p>4627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637">
                <text:p>4637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642">
                <text:p>4642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647">
                <text:p>4647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657">
                <text:p>4657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662">
                <text:p>4662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667">
                <text:p>4667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677">
                <text:p>4677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682">
                <text:p>4682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683">
                <text:p>468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687">
                <text:p>468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697">
                <text:p>469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702">
                <text:p>470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707">
                <text:p>470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722">
                <text:p>472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727">
                <text:p>472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738">
                <text:p>473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743">
                <text:p>474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743">
                <text:p>474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748">
                <text:p>474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753">
                <text:p>475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763">
                <text:p>476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768">
                <text:p>476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773">
                <text:p>477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778">
                <text:p>477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783">
                <text:p>478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788">
                <text:p>478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793">
                <text:p>479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803">
                <text:p>480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803">
                <text:p>480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808">
                <text:p>480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818">
                <text:p>481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823">
                <text:p>482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828">
                <text:p>482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833">
                <text:p>483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841">
                <text:p>484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850">
                <text:p>485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862">
                <text:p>486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865">
                <text:p>486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867">
                <text:p>4867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872">
                <text:p>4872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882">
                <text:p>4882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892">
                <text:p>4892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897">
                <text:p>4897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902">
                <text:p>4902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912">
                <text:p>4912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917">
                <text:p>4917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922">
                <text:p>4922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925">
                <text:p>492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927">
                <text:p>492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932">
                <text:p>493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937">
                <text:p>493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942">
                <text:p>494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952">
                <text:p>495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957">
                <text:p>495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962">
                <text:p>496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967">
                <text:p>496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972">
                <text:p>497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977">
                <text:p>497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984">
                <text:p>4984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984">
                <text:p>4984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985">
                <text:p>498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994">
                <text:p>4994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000">
                <text:p>500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010">
                <text:p>501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015">
                <text:p>501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030">
                <text:p>503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033">
                <text:p>503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035">
                <text:p>503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046">
                <text:p>504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046">
                <text:p>5046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051">
                <text:p>505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061">
                <text:p>506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066">
                <text:p>5066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070">
                <text:p>507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